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svg:stroke-color="#c0c0c0" draw:fill="none" draw:textarea-vertical-align="middle"/>
    </style:style>
    <style:style style:name="gr20" style:family="graphic" style:parent-style-name="objectwithoutfill">
      <style:graphic-properties draw:stroke="dash" draw:stroke-dash="Ultrafine_20_Dashed" svg:stroke-color="#808080"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24" style:family="graphic" style:parent-style-name="standard">
      <style:graphic-properties draw:ole-draw-aspect="1" style:protect="size"/>
    </style:style>
    <style:style style:name="gr25" style:family="graphic" style:parent-style-name="objectwithoutfill">
      <style:graphic-properties draw:stroke="solid" draw:stroke-dash="Ultrafine_20_Dashed" svg:stroke-width="0.02cm" draw:marker-start-width="0.23cm" draw:marker-end-width="0.23cm" draw:fill="none" draw:textarea-vertical-align="middle" fo:padding-top="0.135cm" fo:padding-bottom="0.135cm" fo:padding-left="0.26cm" fo:padding-right="0.26cm"/>
    </style:style>
    <style:style style:name="gr26"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 style:family="graphic" style:parent-style-name="objectwithoutfill">
      <style:graphic-properties draw:stroke="dash" draw:stroke-dash="Dashed_20__28_var_29_" svg:stroke-color="#c0c0c0" draw:fill="none" draw:textarea-vertical-align="middle"/>
    </style:style>
    <style:style style:name="gr28"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0"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solid" draw:stroke-dash="Fine_20_Dashed" svg:stroke-width="0.1cm" svg:stroke-color="#ffd320"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05cm" svg:stroke-color="#008000" draw:marker-start-width="0.275cm" draw:marker-end="Arrow" draw:marker-end-width="0.375cm" draw:fill="none" draw:textarea-vertical-align="middle" fo:padding-top="0.15cm" fo:padding-bottom="0.15cm" fo:padding-left="0.275cm" fo:padding-right="0.275cm"/>
    </style:style>
    <style:style style:name="gr35" style:family="graphic" style:parent-style-name="objectwithoutfill">
      <style:graphic-properties svg:stroke-width="0.1cm" svg:stroke-color="#ffd320" draw:marker-start-width="0.35cm" draw:marker-end-width="0.35cm" draw:fill="none" draw:textarea-vertical-align="middle" fo:padding-top="0.175cm" fo:padding-bottom="0.175cm" fo:padding-left="0.3cm" fo:padding-right="0.3cm"/>
    </style:style>
    <style:style style:name="gr36" style:family="graphic" style:parent-style-name="standard">
      <style:graphic-properties draw:stroke="none" draw:fill="solid" draw:fill-color="#e6e6e6" draw:textarea-horizontal-align="justify" draw:textarea-vertical-align="middle" draw:auto-grow-height="false"/>
    </style:style>
    <style:style style:name="gr37" style:family="graphic" style:parent-style-name="standard">
      <style:graphic-properties draw:stroke="none" svg:stroke-color="#808080" draw:fill="solid" draw:fill-color="#c0c0c0" draw:textarea-horizontal-align="justify" draw:textarea-vertical-align="middle" draw:auto-grow-height="false"/>
    </style:style>
    <style:style style:name="gr38" style:family="graphic" style:parent-style-name="standard">
      <style:graphic-properties draw:stroke="none" svg:stroke-color="#000000" draw:marker-start="Arrow" draw:marker-end="Arrow" draw:fill="none" fo:min-height="8.534cm"/>
    </style:style>
    <style:style style:name="gr39" style:family="graphic" style:parent-style-name="standard">
      <style:graphic-properties svg:stroke-color="#000000" draw:fill="solid" draw:fill-color="#cfe7f5" draw:textarea-horizontal-align="justify" draw:textarea-vertical-align="middle" draw:auto-grow-height="false"/>
    </style:style>
    <style:style style:name="gr40" style:family="graphic" style:parent-style-name="standard">
      <style:graphic-properties svg:stroke-color="#000000" draw:fill="solid" draw:fill-color="#ffe0c1" draw:textarea-horizontal-align="justify" draw:textarea-vertical-align="middle" draw:auto-grow-height="false"/>
    </style:style>
    <style:style style:name="gr41" style:family="graphic" style:parent-style-name="standard">
      <style:graphic-properties svg:stroke-color="#000000" draw:fill="solid" draw:fill-color="#ffff99" draw:textarea-horizontal-align="justify" draw:textarea-vertical-align="middle" draw:auto-grow-height="false"/>
    </style:style>
    <style:style style:name="gr42" style:family="graphic" style:parent-style-name="standard">
      <style:graphic-properties svg:stroke-color="#000000" draw:fill="solid" draw:fill-color="#c3ffd7" draw:textarea-horizontal-align="justify" draw:textarea-vertical-align="middle" draw:auto-grow-height="false"/>
    </style:style>
    <style:style style:name="gr43" style:family="graphic" style:parent-style-name="objectwithoutfill">
      <style:graphic-properties draw:stroke="dash" draw:stroke-dash="Dashed_20__28_var_29_" svg:stroke-color="#000000" draw:marker-end="Arrow" draw:marker-end-width="0.3cm" draw:fill="none" draw:textarea-vertical-align="middle"/>
    </style:style>
    <style:style style:name="gr44" style:family="graphic" style:parent-style-name="objectwithoutfill">
      <style:graphic-properties draw:stroke="dash" draw:stroke-dash="Ultrafine_20_Dashed" draw:marker-end="Arrow"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4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47" style:family="graphic" style:parent-style-name="standard">
      <style:graphic-properties draw:stroke="none" svg:stroke-color="#000000" draw:fill="solid" draw:fill-color="#ffffcc" draw:textarea-horizontal-align="justify" draw:textarea-vertical-align="middle" draw:auto-grow-height="false"/>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5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5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5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5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5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5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60" style:family="graphic" style:parent-style-name="standard">
      <style:graphic-properties svg:stroke-color="#000000" draw:fill="solid" draw:fill-color="#ffffff"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6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6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6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66" style:family="graphic" style:parent-style-name="standard">
      <style:graphic-properties draw:stroke="dash" draw:stroke-dash="Fine_20_Dashed" draw:fill="none" draw:textarea-horizontal-align="justify" draw:textarea-vertical-align="middle" draw:auto-grow-height="false"/>
    </style:style>
    <style:style style:name="gr6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6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6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7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7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72" style:family="graphic" style:parent-style-name="standard">
      <style:graphic-properties svg:stroke-color="#000000" draw:fill="solid" draw:fill-color="#cfe7f5"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7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75" style:family="graphic" style:parent-style-name="standard">
      <style:graphic-properties svg:stroke-color="#000000" draw:fill="solid" draw:fill-color="#ffff99" draw:textarea-horizontal-align="justify" draw:textarea-vertical-align="middle" draw:auto-grow-height="false"/>
    </style:style>
    <style:style style:name="gr7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77" style:family="graphic" style:parent-style-name="standard">
      <style:graphic-properties svg:stroke-color="#000000" draw:fill="solid" draw:fill-color="#ffe0c1" draw:textarea-horizontal-align="justify" draw:textarea-vertical-align="middle" draw:auto-grow-height="false"/>
    </style:style>
    <style:style style:name="gr7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7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8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8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82" style:family="graphic" style:parent-style-name="standard">
      <style:graphic-properties svg:stroke-color="#000000" draw:fill="solid" draw:fill-color="#c3ffd7" draw:textarea-horizontal-align="justify" draw:textarea-vertical-align="middle" draw:auto-grow-height="false"/>
    </style:style>
    <style:style style:name="gr8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8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8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8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8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89" style:family="graphic" style:parent-style-name="standard">
      <style:graphic-properties svg:stroke-color="#000000" draw:fill="solid" draw:fill-color="#ffcc99" draw:textarea-horizontal-align="justify" draw:textarea-vertical-align="middle" draw:auto-grow-height="false"/>
    </style:style>
    <style:style style:name="gr9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9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9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9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9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9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9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9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9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99" style:family="graphic" style:parent-style-name="standard">
      <style:graphic-properties svg:stroke-color="#000000" draw:fill="solid" draw:fill-color="#0099ff" draw:textarea-horizontal-align="justify" draw:textarea-vertical-align="middle" draw:auto-grow-height="false"/>
    </style:style>
    <style:style style:name="gr100" style:family="graphic" style:parent-style-name="standard">
      <style:graphic-properties svg:stroke-color="#000000" draw:fill="solid" draw:fill-color="#0000ff" draw:textarea-horizontal-align="justify" draw:textarea-vertical-align="middle" draw:auto-grow-height="false"/>
    </style:style>
    <style:style style:name="gr10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10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103" style:family="graphic" style:parent-style-name="standard">
      <style:graphic-properties svg:stroke-color="#000000" draw:fill="solid" draw:fill-color="#0000ff" draw:textarea-horizontal-align="justify" draw:textarea-vertical-align="middle" draw:auto-grow-height="false"/>
    </style:style>
    <style:style style:name="gr104" style:family="graphic" style:parent-style-name="standard">
      <style:graphic-properties svg:stroke-color="#000000" draw:fill="solid" draw:fill-color="#0099ff" draw:textarea-horizontal-align="justify" draw:textarea-vertical-align="middle" draw:auto-grow-height="false"/>
    </style:style>
    <style:style style:name="gr10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10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10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11"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12"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113"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114"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115"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116"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118"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119"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120"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121"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gr122" style:family="graphic" style:parent-style-name="standard">
      <style:graphic-properties svg:stroke-color="#000000" draw:fill="solid" draw:fill-color="#ffffff" draw:textarea-horizontal-align="justify" draw:textarea-vertical-align="middle" draw:auto-grow-height="false"/>
    </style:style>
    <style:style style:name="gr123" style:family="graphic" style:parent-style-name="objectwithoutfill">
      <style:graphic-properties draw:fill="none" draw:textarea-vertical-align="middle"/>
    </style:style>
    <style:style style:name="gr124" style:family="graphic" style:parent-style-name="standard">
      <style:graphic-properties draw:stroke="none" draw:stroke-dash="Fine_20_Dashed" svg:stroke-color="#000000" draw:fill="none" draw:fill-color="#ffffff" draw:textarea-horizontal-align="left" draw:auto-grow-height="true" draw:auto-grow-width="true" fo:min-height="0.782cm" fo:min-width="0.615cm"/>
    </style:style>
    <style:style style:name="gr125" style:family="graphic" style:parent-style-name="standard">
      <style:graphic-properties draw:stroke="none" draw:fill="solid" draw:fill-color="#000000" draw:textarea-horizontal-align="justify" draw:textarea-vertical-align="middle" draw:auto-grow-height="false"/>
    </style:style>
    <style:style style:name="gr126" style:family="graphic" style:parent-style-name="standard">
      <style:graphic-properties draw:stroke="none" draw:fill="none" fo:min-height="1.424cm"/>
    </style:style>
    <style:style style:name="gr127"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28" style:family="graphic" style:parent-style-name="standard">
      <style:graphic-properties draw:stroke="none" svg:stroke-color="#000000" draw:fill="none" draw:fill-color="#ffffff" draw:textarea-horizontal-align="left" draw:auto-grow-height="true" draw:auto-grow-width="false" fo:min-height="0.712cm" fo:min-width="0.643cm"/>
    </style:style>
    <style:style style:name="gr129" style:family="graphic" style:parent-style-name="standard">
      <style:graphic-properties draw:stroke="solid" svg:stroke-width="0cm" svg:stroke-color="#000000" draw:marker-start-width="0.2cm" draw:marker-end-width="0.2cm" draw:fill="solid" draw:fill-color="#ffff99" draw:textarea-horizontal-align="justify" draw:textarea-vertical-align="middle" draw:auto-grow-height="false" fo:padding-top="0.075cm" fo:padding-bottom="0.075cm" fo:padding-left="0.2cm" fo:padding-right="0.2cm"/>
    </style:style>
    <style:style style:name="gr130" style:family="graphic" style:parent-style-name="standard">
      <style:graphic-properties svg:stroke-color="#000000" draw:fill="solid" draw:fill-color="#e6e6e6" draw:textarea-horizontal-align="justify" draw:textarea-vertical-align="middle" draw:auto-grow-height="false"/>
    </style:style>
    <style:style style:name="gr131" style:family="graphic" style:parent-style-name="standard">
      <style:graphic-properties draw:stroke="none" svg:stroke-color="#000000" draw:fill="none" draw:fill-color="#ffffff" draw:textarea-horizontal-align="left" draw:auto-grow-height="true" draw:auto-grow-width="false" fo:min-height="0.865cm" fo:min-width="3.9cm"/>
    </style:style>
    <style:style style:name="gr132" style:family="graphic" style:parent-style-name="standard">
      <style:graphic-properties draw:stroke="none" svg:stroke-color="#000000" draw:fill="none" draw:fill-color="#ffffff" draw:textarea-horizontal-align="left" draw:auto-grow-height="true" draw:auto-grow-width="false" fo:min-height="0.865cm" fo:min-width="4.156cm"/>
    </style:style>
    <style:style style:name="gr133" style:family="graphic" style:parent-style-name="standard">
      <style:graphic-properties draw:stroke="none" svg:stroke-color="#000000" draw:fill="none" draw:fill-color="#ffffff" draw:textarea-horizontal-align="left" draw:auto-grow-height="true" draw:auto-grow-width="false" fo:min-height="0.865cm" fo:min-width="1.225cm"/>
    </style:style>
    <style:style style:name="gr134" style:family="graphic" style:parent-style-name="standard">
      <style:graphic-properties draw:stroke="none" svg:stroke-color="#000000" draw:fill="none" draw:fill-color="#ffffff" draw:textarea-horizontal-align="left" draw:auto-grow-height="true" draw:auto-grow-width="false" fo:min-height="0.865cm" fo:min-width="2.908cm"/>
    </style:style>
    <style:style style:name="gr135" style:family="graphic" style:parent-style-name="standard">
      <style:graphic-properties svg:stroke-color="#000000" draw:fill="solid" draw:fill-color="#ffffff" draw:textarea-horizontal-align="justify" draw:textarea-vertical-align="middle" draw:auto-grow-height="true" fo:min-height="3.644cm" fo:wrap-option="wrap"/>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text-properties fo:color="#000000" fo:font-size="18pt" style:font-size-asian="18pt" style:font-size-complex="18pt"/>
    </style:style>
    <style:style style:name="P6" style:family="paragraph">
      <style:text-properties fo:color="#000080" fo:font-family="'Liberation Serif'"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P7" style:family="paragraph">
      <style:text-properties fo:color="#000000" fo:font-size="14pt" fo:font-weight="bold" style:font-size-asian="14pt" style:font-weight-asian="bold" style:font-size-complex="14pt" style:font-weight-complex="bold"/>
    </style:style>
    <style:style style:name="P8" style:family="paragraph">
      <style:text-properties fo:color="#000000" fo:font-family="'Liberation Serif'" style:font-family-generic="roman" style:font-pitch="variable" fo:font-style="italic" style:font-style-asian="italic" style:font-style-complex="italic"/>
    </style:style>
    <style:style style:name="P9" style:family="paragraph">
      <style:text-properties fo:font-family="'Liberation Serif'" style:font-family-generic="roman" style:font-pitch="variable" fo:font-style="italic" style:font-style-asian="italic" style:font-style-complex="italic"/>
    </style:style>
    <style:style style:name="P10" style:family="paragraph">
      <style:text-properties fo:color="#000000" fo:font-family="'Liberation Serif'" style:font-family-generic="roman" style:font-pitch="variable" fo:font-size="14pt" style:font-size-asian="14pt" style:font-size-complex="14pt"/>
    </style:style>
    <style:style style:name="P11" style:family="paragraph">
      <style:text-properties fo:color="#000000" fo:font-family="'Liberation Serif'" style:font-family-generic="roman" style:font-pitch="variable" fo:font-size="14pt" fo:font-weight="normal" style:font-size-asian="14pt" style:font-weight-asian="normal" style:font-size-complex="14pt" style:font-weight-complex="normal"/>
    </style:style>
    <style:style style:name="P12" style:family="paragraph">
      <style:text-properties fo:color="#000000" fo:font-family="'Liberation Serif'" style:font-family-generic="roman" style:font-pitch="variable" fo:font-weight="bold" style:font-weight-asian="bold" style:font-weight-complex="bold"/>
    </style:style>
    <style:style style:name="P13" style:family="paragraph">
      <style:paragraph-properties fo:text-align="center"/>
      <style:text-properties fo:font-size="8pt" style:font-size-asian="8pt" style:font-size-complex="8pt"/>
    </style:style>
    <style:style style:name="P14" style:family="paragraph">
      <style:text-properties fo:font-size="10pt" style:font-size-asian="10pt" style:font-size-complex="10pt"/>
    </style:style>
    <style:style style:name="P15" style:family="paragraph">
      <style:text-properties fo:font-size="8pt" style:font-size-asian="8pt" style:font-size-complex="8pt"/>
    </style:style>
    <style:style style:name="P16" style:family="paragraph">
      <style:text-properties fo:color="#800000"/>
    </style:style>
    <style:style style:name="P17" style:family="paragraph">
      <style:text-properties fo:color="#000000" fo:font-size="16pt" style:font-size-asian="16pt" style:font-size-complex="16pt"/>
    </style:style>
    <style:style style:name="P18" style:family="paragraph">
      <style:paragraph-properties fo:text-align="center"/>
      <style:text-properties fo:color="#000000" fo:font-size="12pt" style:font-size-asian="14pt" style:font-size-complex="14pt"/>
    </style:style>
    <style:style style:name="P19" style:family="paragraph">
      <style:paragraph-properties fo:text-align="center"/>
      <style:text-properties fo:color="#000000" fo:font-size="12pt" style:font-size-asian="18pt" style:font-size-complex="18pt"/>
    </style:style>
    <style:style style:name="P20" style:family="paragraph">
      <style:paragraph-properties fo:text-align="center"/>
      <style:text-properties fo:color="#ffffff" fo:font-size="12pt" style:font-size-asian="18pt" style:font-size-complex="18pt"/>
    </style:style>
    <style:style style:name="P21" style:family="paragraph">
      <style:paragraph-properties fo:text-align="center"/>
      <style:text-properties fo:color="#00ff00" fo:font-size="14pt" style:font-size-asian="14pt" style:font-size-complex="14pt"/>
    </style:style>
    <style:style style:name="P22" style:family="paragraph">
      <style:paragraph-properties fo:text-align="center"/>
      <style:text-properties fo:color="#0000ff" fo:font-size="14pt" style:font-size-asian="14pt" style:font-size-complex="14pt"/>
    </style:style>
    <style:style style:name="P23" style:family="paragraph">
      <style:paragraph-properties fo:text-align="center"/>
      <style:text-properties fo:color="#000000" fo:font-size="14pt" style:font-size-asian="14pt" style:font-size-complex="14pt"/>
    </style:style>
    <style:style style:name="P24" style:family="paragraph">
      <style:paragraph-properties fo:text-align="center"/>
      <style:text-properties fo:color="#0000ff" fo:font-size="12pt" style:font-size-asian="12pt" style:font-size-complex="12pt"/>
    </style:style>
    <style:style style:name="P25" style:family="paragraph">
      <style:paragraph-properties fo:text-align="center"/>
      <style:text-properties fo:color="#000000"/>
    </style:style>
    <style:style style:name="P26" style:family="paragraph">
      <style:text-properties fo:color="#000000" fo:font-weight="bold" style:font-weight-asian="bold" style:font-weight-complex="bold"/>
    </style:style>
    <style:style style:name="P27" style:family="paragraph">
      <style:paragraph-properties fo:text-align="center"/>
      <style:text-properties fo:font-size="12pt" style:font-size-asian="12pt" style:font-size-complex="12pt"/>
    </style:style>
    <style:style style:name="P28" style:family="paragraph">
      <style:text-properties fo:color="#dd4814" fo:font-weight="bold" style:font-weight-asian="bold" style:font-weight-complex="bold"/>
    </style:style>
    <style:style style:name="P29" style:family="paragraph">
      <style:paragraph-properties fo:text-align="center"/>
      <style:text-properties fo:color="#000000" fo:font-family="FreeSerif" style:font-family-generic="roman" style:font-pitch="variable" fo:font-size="18pt" style:font-size-asian="18pt" style:font-size-complex="18pt"/>
    </style:style>
    <style:style style:name="P30" style:family="paragraph">
      <style:paragraph-properties fo:text-align="center"/>
      <style:text-properties fo:color="#000000" fo:font-family="FreeSerif" style:font-family-generic="roman" style:font-pitch="variable" fo:font-size="18pt" fo:font-style="normal" style:font-size-asian="18pt" style:font-style-asian="normal" style:font-size-complex="18pt" style:font-style-complex="normal"/>
    </style:style>
    <style:style style:name="P31" style:family="paragraph">
      <style:text-properties fo:color="#000000" fo:font-family="FreeSerif" style:font-family-generic="roman" style:font-pitch="variable" fo:font-size="18pt" style:font-size-asian="18pt" style:font-size-complex="18pt"/>
    </style:style>
    <style:style style:name="P32" style:family="paragraph">
      <style:text-properties fo:color="#000000" fo:font-family="FreeSerif" style:font-family-generic="roman" style:font-pitch="variable" fo:font-style="italic" style:font-style-asian="italic" style:font-style-complex="italic"/>
    </style:style>
    <style:style style:name="P33" style:family="paragraph">
      <style:text-properties fo:color="#000000" fo:font-family="FreeSerif" style:font-family-generic="roman" style:font-pitch="variable" fo:font-style="normal" style:font-style-asian="normal" style:font-style-complex="normal"/>
    </style:style>
    <style:style style:name="P34" style:family="paragraph">
      <style:paragraph-properties fo:text-align="center"/>
      <style:text-properties fo:color="#000000" fo:font-weight="bold" style:font-weight-asian="bold" style:font-weight-complex="bold"/>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8pt" style:font-size-asian="18pt" style:font-size-complex="18pt"/>
    </style:style>
    <style:style style:name="T5" style:family="text">
      <style:text-properties fo:color="#000080" fo:font-family="'Liberation Serif'"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T6" style:family="text">
      <style:text-properties fo:color="#000000" fo:font-size="14pt" fo:font-weight="bold" style:font-size-asian="14pt" style:font-weight-asian="bold" style:font-size-complex="14pt" style:font-weight-complex="bold"/>
    </style:style>
    <style:style style:name="T7" style:family="text">
      <style:text-properties fo:color="#000000" fo:font-family="'Liberation Serif'" style:font-family-generic="roman" style:font-pitch="variable" fo:font-style="italic" style:font-style-asian="italic" style:font-style-complex="italic"/>
    </style:style>
    <style:style style:name="T8" style:family="text">
      <style:text-properties fo:font-family="'Liberation Serif'" style:font-family-generic="roman" style:font-pitch="variable" fo:font-style="italic" style:font-style-asian="italic" style:font-style-complex="italic"/>
    </style:style>
    <style:style style:name="T9" style:family="text">
      <style:text-properties fo:color="#000000" fo:font-family="'Liberation Serif'" style:font-family-generic="roman" style:font-pitch="variable" fo:font-size="14pt" fo:font-weight="bold" style:font-size-asian="14pt" style:font-weight-asian="bold" style:font-size-complex="14pt" style:font-weight-complex="bold"/>
    </style:style>
    <style:style style:name="T10" style:family="text">
      <style:text-properties fo:color="#000000" fo:font-family="'Liberation Serif'" style:font-family-generic="roman" style:font-pitch="variable" fo:font-size="14pt" style:font-size-asian="14pt" style:font-size-complex="14pt"/>
    </style:style>
    <style:style style:name="T11" style:family="text">
      <style:text-properties fo:color="#ff950e" fo:font-family="'Liberation Serif'" style:font-family-generic="roman" style:font-pitch="variable" fo:font-size="14pt" fo:font-style="italic" style:font-size-asian="14pt" style:font-style-asian="italic" style:font-size-complex="14pt" style:font-style-complex="italic"/>
    </style:style>
    <style:style style:name="T12" style:family="text">
      <style:text-properties fo:color="#000080" fo:font-family="'Liberation Serif'" style:font-family-generic="roman" style:font-pitch="variable" fo:font-size="14pt" style:font-size-asian="14pt" style:font-size-complex="14pt"/>
    </style:style>
    <style:style style:name="T13" style:family="text">
      <style:text-properties fo:color="#000000" fo:font-family="'Liberation Serif'" style:font-family-generic="roman" style:font-pitch="variable" fo:font-size="14pt" fo:font-weight="normal" style:font-size-asian="14pt" style:font-weight-asian="normal" style:font-size-complex="14pt" style:font-weight-complex="normal"/>
    </style:style>
    <style:style style:name="T14" style:family="text">
      <style:text-properties fo:color="#008000" fo:font-family="'Liberation Serif'" style:font-family-generic="roman" style:font-pitch="variable"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fo:color="#000000" fo:font-family="'Liberation Serif'" style:font-family-generic="roman" style:font-pitch="variable"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color="#000000" fo:font-family="'Liberation Serif'" style:font-family-generic="roman" style:font-pitch="variable" fo:font-size="14pt" fo:font-style="normal" fo:font-weight="bold" style:font-size-asian="14pt" style:font-style-asian="normal" style:font-weight-asian="bold" style:font-size-complex="14pt" style:font-style-complex="normal" style:font-weight-complex="bold"/>
    </style:style>
    <style:style style:name="T17" style:family="text">
      <style:text-properties fo:color="#000000" fo:font-family="'Liberation Serif'" style:font-family-generic="roman" style:font-pitch="variable" fo:font-weight="bold" style:font-weight-asian="bold" style:font-weight-complex="bold"/>
    </style:style>
    <style:style style:name="T18" style:family="text">
      <style:text-properties fo:font-size="8pt" style:font-size-asian="8pt" style:font-size-complex="8pt"/>
    </style:style>
    <style:style style:name="T19" style:family="text">
      <style:text-properties fo:font-size="10pt" style:font-size-asian="10pt" style:font-size-complex="10pt"/>
    </style:style>
    <style:style style:name="T20" style:family="text">
      <style:text-properties fo:color="#800000" fo:font-size="8pt" style:font-size-asian="8pt" style:font-size-complex="8pt"/>
    </style:style>
    <style:style style:name="T21" style:family="text">
      <style:text-properties style:text-position="sub 58%" fo:font-size="10pt" style:font-size-asian="10pt" style:font-size-complex="10pt"/>
    </style:style>
    <style:style style:name="T22" style:family="text">
      <style:text-properties style:text-position="sub 58%" fo:font-size="8pt" style:font-size-asian="8pt" style:font-size-complex="8pt"/>
    </style:style>
    <style:style style:name="T23" style:family="text">
      <style:text-properties style:text-position="0% 100%" fo:font-size="8pt" fo:font-style="italic" style:font-size-asian="8pt" style:font-style-asian="italic" style:font-size-complex="8pt" style:font-style-complex="italic"/>
    </style:style>
    <style:style style:name="T24" style:family="text">
      <style:text-properties style:text-position="0% 100%" fo:font-size="8pt" style:font-size-asian="8pt" style:font-size-complex="8pt"/>
    </style:style>
    <style:style style:name="T25" style:family="text">
      <style:text-properties fo:font-size="8pt" fo:font-style="italic" style:font-size-asian="8pt" style:font-style-asian="italic" style:font-size-complex="8pt" style:font-style-complex="italic"/>
    </style:style>
    <style:style style:name="T26" style:family="text">
      <style:text-properties fo:color="#800000"/>
    </style:style>
    <style:style style:name="T27" style:family="text">
      <style:text-properties fo:color="#000000" fo:font-size="16pt" style:font-size-asian="16pt" style:font-size-complex="16pt"/>
    </style:style>
    <style:style style:name="T28" style:family="text">
      <style:text-properties fo:color="#000000" fo:font-size="12pt" style:font-size-asian="14pt" style:font-size-complex="14pt"/>
    </style:style>
    <style:style style:name="T29" style:family="text">
      <style:text-properties fo:color="#000000" fo:font-size="12pt" style:font-size-asian="18pt" style:font-size-complex="18pt"/>
    </style:style>
    <style:style style:name="T30" style:family="text">
      <style:text-properties fo:color="#ffffff" fo:font-size="12pt" style:font-size-asian="18pt" style:font-size-complex="18pt"/>
    </style:style>
    <style:style style:name="T31" style:family="text">
      <style:text-properties fo:color="#00ff00" fo:font-size="14pt" style:font-size-asian="14pt" style:font-size-complex="14pt"/>
    </style:style>
    <style:style style:name="T32" style:family="text">
      <style:text-properties fo:color="#0000ff" fo:font-size="14pt" style:font-size-asian="14pt" style:font-size-complex="14pt"/>
    </style:style>
    <style:style style:name="T33" style:family="text">
      <style:text-properties fo:color="#0000ff" fo:font-size="12pt" style:font-size-asian="12pt" style:font-size-complex="12pt"/>
    </style:style>
    <style:style style:name="T34" style:family="text">
      <style:text-properties fo:color="#000000" fo:font-weight="bold" style:font-weight-asian="bold" style:font-weight-complex="bold"/>
    </style:style>
    <style:style style:name="T35" style:family="text">
      <style:text-properties fo:color="#000000" fo:font-size="12pt" fo:font-style="italic" style:font-size-asian="12pt" style:font-style-asian="italic" style:font-size-complex="12pt" style:font-style-complex="italic"/>
    </style:style>
    <style:style style:name="T36" style:family="text">
      <style:text-properties fo:color="#000000" fo:font-style="italic" style:font-style-asian="italic" style:font-style-complex="italic"/>
    </style:style>
    <style:style style:name="T37" style:family="text">
      <style:text-properties fo:color="#dd4814" fo:font-weight="bold" style:font-weight-asian="bold" style:font-weight-complex="bold"/>
    </style:style>
    <style:style style:name="T38" style:family="text">
      <style:text-properties fo:font-style="normal" style:font-style-asian="normal" style:font-style-complex="normal"/>
    </style:style>
    <style:style style:name="T39" style:family="text">
      <style:text-properties fo:color="#000000" fo:font-family="FreeSerif" style:font-family-generic="roman" style:font-pitch="variable" fo:font-style="italic" style:font-style-asian="italic" style:font-style-complex="italic"/>
    </style:style>
    <style:style style:name="T40" style:family="text">
      <style:text-properties fo:color="#000000" fo:font-family="FreeSerif" style:font-family-generic="roman" style:font-pitch="variable" fo:font-style="normal" style:font-style-asian="normal" style:font-style-complex="normal"/>
    </style:style>
    <style:style style:name="T41" style:family="text">
      <style:text-properties fo:color="#000000" fo:font-style="italic" fo:font-weight="bold" style:font-style-asian="italic" style:font-weight-asian="bold" style:font-style-complex="italic" style:font-weight-complex="bold"/>
    </style:style>
    <style:style style:name="T42" style:family="text">
      <style:text-properties fo:color="#000000"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3.415cm" svg:y1="11.352cm" svg:x2="24.751cm" svg:y2="11.352cm">
          <text:p/>
        </draw:line>
        <draw:line draw:style-name="gr20" draw:text-style-name="P1" draw:layer="layout" svg:x1="16.118cm" svg:y1="8.82cm" svg:x2="16.118cm" svg:y2="7.042cm">
          <text:p/>
        </draw:line>
        <draw:line draw:style-name="gr20" draw:text-style-name="P1" draw:layer="layout" svg:x1="17.359cm" svg:y1="8.82cm" svg:x2="17.359cm" svg:y2="7.042cm">
          <text:p/>
        </draw:line>
        <draw:line draw:style-name="gr20" draw:text-style-name="P1" draw:layer="layout" svg:x1="16.645cm" svg:y1="12.811cm" svg:x2="16.645cm" svg:y2="11.033cm">
          <text:p/>
        </draw:line>
        <draw:line draw:style-name="gr20" draw:text-style-name="P1" draw:layer="layout" svg:x1="18.073cm" svg:y1="12.811cm" svg:x2="18.073cm" svg:y2="11.033cm">
          <text:p/>
        </draw:line>
        <draw:frame draw:style-name="gr21" draw:text-style-name="P5" draw:layer="layout" svg:width="0.853cm" svg:height="0.962cm" svg:x="2.27cm" svg:y="7.477cm">
          <draw:text-box>
            <text:p><text:span text:style-name="T4">a</text:span></text:p>
          </draw:text-box>
        </draw:frame>
        <draw:line draw:style-name="gr19" draw:text-style-name="P1" draw:layer="layout" svg:x1="3.413cm" svg:y1="7.35cm" svg:x2="24.749cm" svg:y2="7.35cm">
          <text:p/>
        </draw:line>
        <draw:line draw:style-name="gr19" draw:text-style-name="P1" draw:layer="layout" svg:x1="3.413cm" svg:y1="8.493cm" svg:x2="24.749cm" svg:y2="8.493cm">
          <text:p/>
        </draw:line>
        <draw:frame draw:style-name="gr21" draw:text-style-name="P5" draw:layer="layout" svg:width="0.853cm" svg:height="0.962cm" svg:x="2.271cm" svg:y="9.478cm">
          <draw:text-box>
            <text:p><text:span text:style-name="T4">b</text:span></text:p>
          </draw:text-box>
        </draw:frame>
        <draw:line draw:style-name="gr19" draw:text-style-name="P1" draw:layer="layout" svg:x1="3.414cm" svg:y1="9.351cm" svg:x2="24.75cm" svg:y2="9.351cm">
          <text:p/>
        </draw:line>
        <draw:line draw:style-name="gr19" draw:text-style-name="P1" draw:layer="layout" svg:x1="3.414cm" svg:y1="10.494cm" svg:x2="24.75cm" svg:y2="10.494cm">
          <text:p/>
        </draw:line>
        <draw:frame draw:style-name="gr21" draw:text-style-name="P5" draw:layer="layout" svg:width="0.853cm" svg:height="0.962cm" svg:x="2.272cm" svg:y="11.479cm">
          <draw:text-box>
            <text:p><text:span text:style-name="T4">o</text:span></text:p>
          </draw:text-box>
        </draw:frame>
        <draw:line draw:style-name="gr19" draw:text-style-name="P1" draw:layer="layout" svg:x1="3.415cm" svg:y1="12.495cm" svg:x2="24.751cm" svg:y2="12.495cm">
          <text:p/>
        </draw:line>
        <draw:line draw:style-name="gr22" draw:text-style-name="P1" draw:layer="layout" svg:x1="3.414cm" svg:y1="9.343cm" svg:x2="24.75cm" svg:y2="9.343cm">
          <text:p/>
        </draw:line>
        <draw:g>
          <draw:line draw:style-name="gr22" draw:text-style-name="P1" draw:layer="layout" svg:x1="3.414cm" svg:y1="8.493cm" svg:x2="5.699cm" svg:y2="8.493cm">
            <text:p/>
          </draw:line>
          <draw:line draw:style-name="gr22" draw:text-style-name="P1" draw:layer="layout" svg:x1="6.334cm" svg:y1="7.35cm" svg:x2="15.986cm" svg:y2="7.35cm">
            <text:p/>
          </draw:line>
          <draw:line draw:style-name="gr23" draw:text-style-name="P1" draw:layer="layout" svg:x1="6.334cm" svg:y1="7.35cm" svg:x2="5.699cm" svg:y2="8.493cm">
            <text:p/>
          </draw:line>
          <draw:line draw:style-name="gr22" draw:text-style-name="P1" draw:layer="layout" svg:x1="17.51cm" svg:y1="8.493cm" svg:x2="24.749cm" svg:y2="8.493cm">
            <text:p/>
          </draw:line>
          <draw:line draw:style-name="gr23" draw:text-style-name="P1" draw:layer="layout" svg:x1="15.986cm" svg:y1="7.35cm" svg:x2="17.51cm" svg:y2="8.493cm">
            <text:p/>
          </draw:line>
        </draw:g>
        <draw:line draw:style-name="gr22" draw:text-style-name="P1" draw:layer="layout" svg:x1="3.415cm" svg:y1="11.359cm" svg:x2="6.371cm" svg:y2="11.358cm">
          <text:p/>
        </draw:line>
        <draw:line draw:style-name="gr22" draw:text-style-name="P1" draw:layer="layout" svg:x1="7.604cm" svg:y1="12.49cm" svg:x2="16.509cm" svg:y2="12.49cm">
          <text:p/>
        </draw:line>
        <draw:line draw:style-name="gr23" draw:text-style-name="P1" draw:layer="layout" svg:x1="6.355cm" svg:y1="11.352cm" svg:x2="7.621cm" svg:y2="12.497cm">
          <text:p/>
        </draw:line>
        <draw:line draw:style-name="gr22" draw:text-style-name="P1" draw:layer="layout" svg:x1="18.174cm" svg:y1="11.356cm" svg:x2="24.749cm" svg:y2="11.356cm">
          <text:p/>
        </draw:line>
        <draw:line draw:style-name="gr23" draw:text-style-name="P1" draw:layer="layout" svg:x1="16.497cm" svg:y1="12.494cm" svg:x2="18.189cm" svg:y2="11.352cm">
          <text:p/>
        </draw:line>
        <draw:line draw:style-name="gr20" draw:text-style-name="P1" draw:layer="layout" svg:x1="6.969cm" svg:y1="12.811cm" svg:x2="6.969cm" svg:y2="6.842cm">
          <text:p/>
        </draw:line>
        <draw:line draw:style-name="gr20" draw:text-style-name="P1" draw:layer="layout" svg:x1="6.01cm" svg:y1="12.811cm" svg:x2="6.01cm" svg:y2="6.842cm">
          <text:p/>
        </draw:line>
        <draw:frame draw:style-name="gr24" draw:layer="layout" svg:width="2.401cm" svg:height="0.53cm" svg:x="5.33cm" svg:y="6.225cm">
          <draw:object xlink:href="./Object 2" xlink:type="simple" xlink:show="embed" xlink:actuate="onLoad"/>
          <draw:image xlink:href="./ObjectReplacements/Object 2" xlink:type="simple" xlink:show="embed" xlink:actuate="onLoad"/>
        </draw:frame>
        <draw:frame draw:style-name="gr24" draw:layer="layout" svg:width="1.881cm" svg:height="0.53cm" svg:x="15.795cm" svg:y="6.239cm">
          <draw:object xlink:href="./Object 3" xlink:type="simple" xlink:show="embed" xlink:actuate="onLoad"/>
          <draw:image xlink:href="./ObjectReplacements/Object 3" xlink:type="simple" xlink:show="embed" xlink:actuate="onLoad"/>
        </draw:frame>
        <draw:frame draw:style-name="gr24" draw:layer="layout" svg:width="2.224cm" svg:height="0.53cm" svg:x="16.367cm" svg:y="13.17cm">
          <draw:object xlink:href="./Object 4" xlink:type="simple" xlink:show="embed" xlink:actuate="onLoad"/>
          <draw:image xlink:href="./ObjectReplacements/Object 4" xlink:type="simple" xlink:show="embed" xlink:actuate="onLoad"/>
        </draw:frame>
        <draw:g>
          <draw:line draw:style-name="gr25" draw:text-style-name="P1" draw:layer="layout" svg:x1="18.075cm" svg:y1="13.044cm" svg:x2="18.075cm" svg:y2="12.789cm">
            <text:p/>
          </draw:line>
          <draw:line draw:style-name="gr25" draw:text-style-name="P1" draw:layer="layout" svg:x1="16.64cm" svg:y1="13.043cm" svg:x2="16.64cm" svg:y2="12.789cm">
            <text:p/>
          </draw:line>
          <draw:line draw:style-name="gr26" draw:text-style-name="P1" draw:layer="layout" svg:x1="16.636cm" svg:y1="12.916cm" svg:x2="18.075cm" svg:y2="12.916cm">
            <text:p/>
          </draw:line>
        </draw:g>
        <draw:g>
          <draw:line draw:style-name="gr25" draw:text-style-name="P1" draw:layer="layout" svg:x1="17.362cm" svg:y1="7.072cm" svg:x2="17.362cm" svg:y2="6.817cm">
            <text:p/>
          </draw:line>
          <draw:line draw:style-name="gr25" draw:text-style-name="P1" draw:layer="layout" svg:x1="16.114cm" svg:y1="7.071cm" svg:x2="16.114cm" svg:y2="6.817cm">
            <text:p/>
          </draw:line>
          <draw:line draw:style-name="gr26" draw:text-style-name="P1" draw:layer="layout" svg:x1="16.113cm" svg:y1="6.944cm" svg:x2="17.355cm" svg:y2="6.944cm">
            <text:p/>
          </draw:line>
        </draw:g>
        <draw:g>
          <draw:line draw:style-name="gr25" draw:text-style-name="P1" draw:layer="layout" svg:x1="6.969cm" svg:y1="7.061cm" svg:x2="6.969cm" svg:y2="6.806cm">
            <text:p/>
          </draw:line>
          <draw:line draw:style-name="gr25" draw:text-style-name="P1" draw:layer="layout" svg:x1="6.01cm" svg:y1="7.06cm" svg:x2="6.01cm" svg:y2="6.806cm">
            <text:p/>
          </draw:line>
          <draw:line draw:style-name="gr26" draw:text-style-name="P1" draw:layer="layout" svg:x1="6.009cm" svg:y1="6.933cm" svg:x2="6.969cm" svg:y2="6.933cm">
            <text:p/>
          </draw:line>
        </draw:g>
        <draw:g>
          <draw:line draw:style-name="gr27" draw:text-style-name="P1" draw:layer="layout" svg:x1="16.494cm" svg:y1="8.366cm" svg:x2="18.526cm" svg:y2="8.366cm">
            <text:p/>
          </draw:line>
          <draw:frame draw:style-name="gr21" draw:text-style-name="P6" draw:layer="layout" svg:width="1.027cm" svg:height="0.564cm" svg:x="17.256cm" svg:y="7.958cm">
            <draw:text-box>
              <text:p><text:span text:style-name="T5">10%</text:span></text:p>
            </draw:text-box>
          </draw:frame>
          <draw:line draw:style-name="gr28" draw:text-style-name="P1" draw:layer="layout" svg:x1="17.224cm" svg:y1="8.366cm" svg:x2="17.478cm" svg:y2="8.366cm">
            <text:p/>
          </draw:line>
        </draw:g>
        <draw:g>
          <draw:line draw:style-name="gr27" draw:text-style-name="P1" draw:layer="layout" svg:x1="15.224cm" svg:y1="7.477cm" svg:x2="17.256cm" svg:y2="7.477cm">
            <text:p/>
          </draw:line>
          <draw:frame draw:style-name="gr21" draw:text-style-name="P6" draw:layer="layout" svg:width="1.027cm" svg:height="0.564cm" svg:x="16.032cm" svg:y="7.06cm">
            <draw:text-box>
              <text:p><text:span text:style-name="T5">90%</text:span></text:p>
            </draw:text-box>
          </draw:frame>
          <draw:line draw:style-name="gr28" draw:text-style-name="P1" draw:layer="layout" svg:x1="15.986cm" svg:y1="7.485cm" svg:x2="16.24cm" svg:y2="7.485cm">
            <text:p/>
          </draw:line>
        </draw:g>
        <draw:line draw:style-name="gr27" draw:text-style-name="P1" draw:layer="layout" svg:x1="4.937cm" svg:y1="7.894cm" svg:x2="6.969cm" svg:y2="7.894cm">
          <text:p/>
        </draw:line>
        <draw:frame draw:style-name="gr21" draw:text-style-name="P6" draw:layer="layout" svg:width="1.027cm" svg:height="0.564cm" svg:x="5.129cm" svg:y="7.482cm">
          <draw:text-box>
            <text:p><text:span text:style-name="T5">50%</text:span></text:p>
          </draw:text-box>
        </draw:frame>
        <draw:line draw:style-name="gr28" draw:text-style-name="P1" draw:layer="layout" svg:x1="5.917cm" svg:y1="7.885cm" svg:x2="6.171cm" svg:y2="7.885cm">
          <text:p/>
        </draw:line>
        <draw:line draw:style-name="gr27" draw:text-style-name="P1" draw:layer="layout" svg:x1="5.877cm" svg:y1="11.915cm" svg:x2="7.909cm" svg:y2="11.915cm">
          <text:p/>
        </draw:line>
        <draw:frame draw:style-name="gr21" draw:text-style-name="P6" draw:layer="layout" svg:width="1.027cm" svg:height="0.564cm" svg:x="6.926cm" svg:y="11.497cm">
          <draw:text-box>
            <text:p><text:span text:style-name="T5">50%</text:span></text:p>
          </draw:text-box>
        </draw:frame>
        <draw:line draw:style-name="gr28" draw:text-style-name="P1" draw:layer="layout" svg:x1="6.857cm" svg:y1="11.906cm" svg:x2="7.111cm" svg:y2="11.906cm">
          <text:p/>
        </draw:line>
        <draw:g>
          <draw:line draw:style-name="gr27" draw:text-style-name="P1" draw:layer="layout" svg:x1="15.816cm" svg:y1="12.365cm" svg:x2="17.848cm" svg:y2="12.365cm">
            <text:p/>
          </draw:line>
          <draw:frame draw:style-name="gr21" draw:text-style-name="P6" draw:layer="layout" svg:width="1.027cm" svg:height="0.564cm" svg:x="15.836cm" svg:y="11.89cm">
            <draw:text-box>
              <text:p><text:span text:style-name="T5">10%</text:span></text:p>
            </draw:text-box>
          </draw:frame>
          <draw:line draw:style-name="gr28" draw:text-style-name="P1" draw:layer="layout" svg:x1="16.546cm" svg:y1="12.365cm" svg:x2="16.8cm" svg:y2="12.365cm">
            <text:p/>
          </draw:line>
        </draw:g>
        <draw:g>
          <draw:line draw:style-name="gr27" draw:text-style-name="P1" draw:layer="layout" svg:x1="17.172cm" svg:y1="11.474cm" svg:x2="19.204cm" svg:y2="11.474cm">
            <text:p/>
          </draw:line>
          <draw:frame draw:style-name="gr21" draw:text-style-name="P6" draw:layer="layout" svg:width="1.027cm" svg:height="0.564cm" svg:x="17.256cm" svg:y="11.025cm">
            <draw:text-box>
              <text:p><text:span text:style-name="T5">90%</text:span></text:p>
            </draw:text-box>
          </draw:frame>
          <draw:line draw:style-name="gr28" draw:text-style-name="P1" draw:layer="layout" svg:x1="17.934cm" svg:y1="11.482cm" svg:x2="18.188cm" svg:y2="11.482cm">
            <text:p/>
          </draw:line>
        </draw:g>
        <draw:g>
          <draw:custom-shape draw:style-name="gr29" draw:text-style-name="P1" draw:layer="layout" svg:width="12.7cm" svg:height="5.207cm" svg:x="1.762cm" svg:y="0.619cm">
            <text:p/>
            <draw:enhanced-geometry svg:viewBox="0 0 21600 21600" draw:type="rectangle" draw:enhanced-path="M 0 0 L 21600 0 21600 21600 0 21600 0 0 Z N"/>
          </draw:custom-shape>
          <draw:line draw:style-name="gr28" draw:text-style-name="P1" draw:layer="layout" svg:x1="4.302cm" svg:y1="3.423cm" svg:x2="13.954cm" svg:y2="3.423cm">
            <text:p/>
          </draw:line>
          <draw:line draw:style-name="gr30" draw:text-style-name="P1" draw:layer="layout" svg:x1="2.27cm" svg:y1="2.65cm" svg:x2="4.375cm" svg:y2="2.65cm">
            <text:p/>
          </draw:line>
          <draw:line draw:style-name="gr31" draw:text-style-name="P1" draw:layer="layout" svg:x1="2.27cm" svg:y1="4.556cm" svg:x2="4.375cm" svg:y2="4.556cm">
            <text:p/>
          </draw:line>
          <draw:g>
            <draw:line draw:style-name="gr32" draw:text-style-name="P1" draw:layer="layout" svg:x1="6.588cm" svg:y1="3.922cm" svg:x2="4.429cm" svg:y2="2.906cm">
              <text:p/>
            </draw:line>
            <draw:custom-shape draw:style-name="gr33" draw:text-style-name="P1" draw:layer="layout" svg:width="3.196cm" svg:height="3.195cm" svg:x="4.093cm" svg:y="1.84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3" draw:text-style-name="P1" draw:layer="layout" svg:width="0.685cm" svg:height="0.685cm" svg:x="7.3cm" svg:y="3.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7" draw:layer="layout" svg:width="1.252cm" svg:height="1.16cm" svg:x="6.566cm" svg:y="3.024cm">
              <draw:text-box>
                <text:p><text:span text:style-name="T6">o</text:span></text:p>
              </draw:text-box>
            </draw:frame>
            <draw:frame draw:style-name="gr4" draw:text-style-name="P7" draw:layer="layout" svg:width="1.253cm" svg:height="1.159cm" svg:x="4.027cm" svg:y="2.203cm">
              <draw:text-box>
                <text:p><text:span text:style-name="T6">a</text:span></text:p>
              </draw:text-box>
            </draw:frame>
            <draw:frame draw:style-name="gr4" draw:text-style-name="P7" draw:layer="layout" svg:width="1.253cm" svg:height="1.159cm" svg:x="3.968cm" svg:y="4.108cm">
              <draw:text-box>
                <text:p><text:span text:style-name="T6">b</text:span></text:p>
              </draw:text-box>
            </draw:frame>
            <draw:frame draw:style-name="gr9" draw:text-style-name="P8" draw:layer="layout" svg:width="2.165cm" svg:height="1.094cm" svg:x="4.169cm" svg:y="0.873cm">
              <draw:text-box>
                <text:p><text:span text:style-name="T7">u1</text:span></text:p>
              </draw:text-box>
            </draw:frame>
            <draw:line draw:style-name="gr34" draw:text-style-name="P1" draw:layer="layout" svg:x1="4.683cm" svg:y1="2.656cm" svg:x2="6.715cm" svg:y2="3.413cm">
              <text:p/>
            </draw:line>
            <draw:line draw:style-name="gr34" draw:text-style-name="P1" draw:layer="layout" svg:x1="4.653cm" svg:y1="4.429cm" svg:x2="6.715cm" svg:y2="3.54cm">
              <text:p/>
            </draw:line>
            <draw:line draw:style-name="gr35" draw:text-style-name="P1" draw:layer="layout" svg:x1="3.742cm" svg:y1="2.65cm" svg:x2="4.099cm" svg:y2="2.65cm">
              <text:p/>
            </draw:line>
            <draw:line draw:style-name="gr35" draw:text-style-name="P1" draw:layer="layout" svg:x1="3.743cm" svg:y1="4.556cm" svg:x2="4.1cm" svg:y2="4.556cm">
              <text:p/>
            </draw:line>
            <draw:line draw:style-name="gr35" draw:text-style-name="P1" draw:layer="layout" svg:x1="8.009cm" svg:y1="3.421cm" svg:x2="8.366cm" svg:y2="3.421cm">
              <text:p/>
            </draw:line>
          </draw:g>
          <draw:frame draw:style-name="gr21" draw:text-style-name="P9" draw:layer="layout" svg:width="1.137cm" svg:height="0.954cm" svg:x="8.747cm" svg:y="2.524cm">
            <draw:text-box>
              <text:p><text:span text:style-name="T8">n1</text:span></text:p>
            </draw:text-box>
          </draw:frame>
        </draw:g>
        <draw:g>
          <draw:custom-shape draw:style-name="gr36" draw:text-style-name="P1" draw:layer="layout" svg:width="10.033cm" svg:height="1.981cm" svg:x="15.351cm" svg:y="2.549cm">
            <text:p/>
            <draw:enhanced-geometry svg:viewBox="0 0 21600 21600" draw:type="rectangle" draw:enhanced-path="M 0 0 L 21600 0 21600 21600 0 21600 0 0 Z N"/>
          </draw:custom-shape>
          <draw:frame draw:style-name="gr21" draw:text-style-name="P10" draw:layer="layout" svg:width="6.708cm" svg:height="0.797cm" svg:x="15.589cm" svg:y="2.854cm">
            <draw:text-box>
              <text:p><text:span text:style-name="T9">u1</text:span><text:span text:style-name="T10"> = </text:span><text:span text:style-name="T11">driver</text:span><text:span text:style-name="T10"> da </text:span><text:span text:style-name="T12">interconexão</text:span><text:span text:style-name="T10"> </text:span><text:span text:style-name="T9">n1</text:span></text:p>
            </draw:text-box>
          </draw:frame>
          <draw:frame draw:style-name="gr21" draw:text-style-name="P11" draw:layer="layout" svg:width="9.482cm" svg:height="0.797cm" svg:x="15.589cm" svg:y="3.524cm">
            <draw:text-box>
              <text:p><text:span text:style-name="T9">a→o</text:span><text:span text:style-name="T13"> e </text:span><text:span text:style-name="T9">b→o</text:span><text:span text:style-name="T13"> = </text:span><text:span text:style-name="T14">timing arcs</text:span><text:span text:style-name="T15"> da porta lógica </text:span><text:span text:style-name="T16">u1</text:span></text:p>
            </draw:text-box>
          </draw:frame>
          <draw:g>
            <draw:custom-shape draw:style-name="gr37" draw:text-style-name="P1" draw:layer="layout" svg:width="3.556cm" svg:height="0.762cm" svg:x="15.541cm" svg:y="1.973cm">
              <text:p/>
              <draw:enhanced-geometry svg:viewBox="0 0 21600 21600" draw:type="rectangle" draw:enhanced-path="M 0 0 L 21600 0 21600 21600 0 21600 0 0 Z N"/>
            </draw:custom-shape>
            <draw:frame draw:style-name="gr21" draw:text-style-name="P12" draw:layer="layout" svg:width="3.639cm" svg:height="0.954cm" svg:x="15.503cm" svg:y="1.889cm">
              <draw:text-box>
                <text:p><text:span text:style-name="T17">LEGENDA</text:span></text:p>
              </draw:text-box>
            </draw:frame>
          </draw:g>
        </draw:g>
      </draw:page>
      <draw:page draw:name="page3" draw:style-name="dp1" draw:master-page-name="Default">
        <draw:frame draw:style-name="gr38" draw:layer="layout" svg:width="20.695cm" svg:height="8.784cm" svg:x="3.546cm" svg:y="0.344cm">
          <draw:text-box>
            <text:p><text:s/></text:p>
          </draw:text-box>
        </draw:frame>
      </draw:page>
      <draw:page draw:name="page4" draw:style-name="dp1" draw:master-page-name="Default">
        <draw:g>
          <draw:custom-shape draw:style-name="gr39"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6.453cm" svg:y1="1.635cm" svg:x2="8.104cm" svg:y2="2.143cm">
            <text:p/>
          </draw:line>
          <draw:line draw:style-name="gr32" draw:text-style-name="P1" draw:layer="layout" svg:x1="6.453cm" svg:y1="3.413cm" svg:x2="8.104cm" svg:y2="2.778cm">
            <text:p/>
          </draw:line>
          <draw:line draw:style-name="gr32" draw:text-style-name="P1" draw:layer="layout" svg:x1="10.136cm" svg:y1="2.524cm" svg:x2="12.676cm" svg:y2="2.524cm">
            <text:p/>
          </draw:line>
          <draw:line draw:style-name="gr32" draw:text-style-name="P1" draw:layer="layout" svg:x1="20.423cm" svg:y1="2.397cm" svg:x2="22.195cm" svg:y2="2.329cm">
            <text:p/>
          </draw:line>
          <draw:line draw:style-name="gr32" draw:text-style-name="P1" draw:layer="layout" svg:x1="14.835cm" svg:y1="2.397cm" svg:x2="18.264cm" svg:y2="2.524cm">
            <text:p/>
          </draw:line>
          <draw:custom-shape draw:style-name="gr29"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2.212cm" svg:y1="2.683cm" svg:x2="4.167cm" svg:y2="1.635cm">
            <text:p/>
          </draw:line>
          <draw:line draw:style-name="gr44" draw:text-style-name="P1" draw:layer="layout" svg:x1="2.212cm" svg:y1="3.036cm" svg:x2="4.167cm" svg:y2="3.413cm">
            <text:p/>
          </draw:line>
          <draw:custom-shape draw:style-name="gr29"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24.233cm" svg:y1="2.397cm" svg:x2="25.503cm" svg:y2="2.397cm">
            <text:p/>
          </draw:line>
          <draw:frame draw:style-name="gr45" draw:text-style-name="P3" draw:layer="layout" svg:width="1.578cm" svg:height="0.792cm" svg:x="0.992cm" svg:y="1.828cm">
            <draw:text-box>
              <text:p><text:span text:style-name="T2">fonte</text:span></text:p>
            </draw:text-box>
          </draw:frame>
          <draw:frame draw:style-name="gr4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4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 draw:text-style-name="P2" draw:layer="layout" svg:width="0.95cm" svg:height="0.88cm" svg:x="9.857cm" svg:y="8.665cm">
            <draw:text-box>
              <text:p><text:span text:style-name="T1">o</text:span></text:p>
            </draw:text-box>
          </draw:frame>
          <draw:frame draw:style-name="gr49" draw:text-style-name="P2" draw:layer="layout" svg:width="0.951cm" svg:height="0.879cm" svg:x="8.028cm" svg:y="7.985cm">
            <draw:text-box>
              <text:p><text:span text:style-name="T1">a</text:span></text:p>
            </draw:text-box>
          </draw:frame>
          <draw:frame draw:style-name="gr4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5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51" draw:text-style-name="P3" draw:layer="layout" svg:width="1.411cm" svg:height="0.775cm" svg:x="5.025cm" svg:y="9.551cm">
            <draw:text-box>
              <text:p><text:span text:style-name="T2">inp2</text:span></text:p>
            </draw:text-box>
          </draw:frame>
          <draw:frame draw:style-name="gr5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48" draw:text-style-name="P2" draw:layer="layout" svg:width="0.95cm" svg:height="0.88cm" svg:x="12.42cm" svg:y="8.738cm">
            <draw:text-box>
              <text:p><text:span text:style-name="T1">d</text:span></text:p>
            </draw:text-box>
          </draw:frame>
          <draw:frame draw:style-name="gr53" draw:text-style-name="P2" draw:layer="layout" svg:width="0.951cm" svg:height="0.88cm" svg:x="14.922cm" svg:y="8.724cm">
            <draw:text-box>
              <text:p><text:span text:style-name="T1">q</text:span></text:p>
            </draw:text-box>
          </draw:frame>
          <draw:frame draw:style-name="gr5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5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4" draw:layer="layout" svg:width="1.643cm" svg:height="1.312cm" svg:x="18.149cm" svg:y="7.508cm">
            <draw:text-box>
              <text:p><text:span text:style-name="T3">u2</text:span></text:p>
            </draw:text-box>
          </draw:frame>
          <draw:frame draw:style-name="gr57" draw:text-style-name="P2" draw:layer="layout" svg:width="0.95cm" svg:height="0.879cm" svg:x="19.025cm" svg:y="8.611cm">
            <draw:text-box>
              <text:p><text:span text:style-name="T1">o</text:span></text:p>
            </draw:text-box>
          </draw:frame>
          <draw:frame draw:style-name="gr4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5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59" draw:text-style-name="P3" draw:layer="layout" svg:width="1.163cm" svg:height="0.776cm" svg:x="5.028cm" svg:y="11.795cm">
            <draw:text-box>
              <text:p><text:span text:style-name="T2">clk</text:span></text:p>
            </draw:text-box>
          </draw:frame>
          <draw:custom-shape draw:style-name="gr60" draw:text-style-name="P13" draw:layer="layout" svg:width="0.889cm" svg:height="1.27cm" svg:x="6.715cm" svg:y="6.969cm">
            <text:p><text:span text:style-name="T18">0 / 0</text:span></text:p>
            <text:p><text:span text:style-name="T18">0 / 1</text:span></text:p>
            <text:p><text:span text:style-name="T18">0 / 1</text:span></text:p>
            <draw:enhanced-geometry svg:viewBox="0 0 21600 21600" draw:type="rectangle" draw:enhanced-path="M 0 0 L 21600 0 21600 21600 0 21600 0 0 Z N"/>
          </draw:custom-shape>
          <draw:frame draw:style-name="gr61" draw:text-style-name="P14" draw:layer="layout" svg:width="1.086cm" svg:height="0.645cm" svg:x="8.931cm" svg:y="8.102cm">
            <draw:text-box>
              <text:p><text:span text:style-name="T19">2, 3</text:span></text:p>
            </draw:text-box>
          </draw:frame>
          <draw:frame draw:style-name="gr61" draw:text-style-name="P14" draw:layer="layout" svg:width="1.086cm" svg:height="0.645cm" svg:x="8.62cm" svg:y="9.001cm">
            <draw:text-box>
              <text:p><text:span text:style-name="T19">1, 2</text:span></text:p>
            </draw:text-box>
          </draw:frame>
          <draw:custom-shape draw:style-name="gr60" draw:text-style-name="P13" draw:layer="layout" svg:width="0.889cm" svg:height="1.27cm" svg:x="6.715cm" svg:y="10.017cm">
            <text:p><text:span text:style-name="T18">0 / 0</text:span></text:p>
            <text:p><text:span text:style-name="T18">1 / 2</text:span></text:p>
            <text:p><text:span text:style-name="T18">1 / 2</text:span></text:p>
            <draw:enhanced-geometry svg:viewBox="0 0 21600 21600" draw:type="rectangle" draw:enhanced-path="M 0 0 L 21600 0 21600 21600 0 21600 0 0 Z N"/>
          </draw:custom-shape>
          <draw:custom-shape draw:style-name="gr60" draw:text-style-name="P13" draw:layer="layout" svg:width="0.889cm" svg:height="1.27cm" svg:x="11.287cm" svg:y="7.477cm">
            <text:p><text:span text:style-name="T18">2 / 3</text:span></text:p>
            <text:p><text:span text:style-name="T18">3 / 3</text:span></text:p>
            <text:p><text:span text:style-name="T18">1 / 0</text:span></text:p>
            <draw:enhanced-geometry svg:viewBox="0 0 21600 21600" draw:type="rectangle" draw:enhanced-path="M 0 0 L 21600 0 21600 21600 0 21600 0 0 Z N"/>
          </draw:custom-shape>
          <draw:custom-shape draw:style-name="gr60" draw:text-style-name="P13" draw:layer="layout" svg:width="1.143cm" svg:height="1.27cm" svg:x="15.859cm" svg:y="7.604cm">
            <text:p><text:span text:style-name="T18">1 / 1.5</text:span></text:p>
            <text:p><text:span text:style-name="T18">1 / 1</text:span></text:p>
            <text:p><text:span text:style-name="T20">0 / -0.5</text:span></text:p>
            <draw:enhanced-geometry svg:viewBox="0 0 21600 21600" draw:type="rectangle" draw:enhanced-path="M 0 0 L 21600 0 21600 21600 0 21600 0 0 Z N"/>
          </draw:custom-shape>
          <draw:custom-shape draw:style-name="gr60" draw:text-style-name="P13" draw:layer="layout" svg:width="1.162cm" svg:height="0.889cm" svg:x="8.747cm" svg:y="5.064cm">
            <text:p><text:span text:style-name="T18">T = 3</text:span></text:p>
            <draw:enhanced-geometry svg:viewBox="0 0 21600 21600" draw:mirror-horizontal="false" draw:mirror-vertical="false" draw:type="rectangle" draw:enhanced-path="M 0 0 L 21600 0 21600 21600 0 21600 0 0 Z N"/>
          </draw:custom-shape>
          <draw:custom-shape draw:style-name="gr60" draw:text-style-name="P13" draw:layer="layout" svg:width="1.27cm" svg:height="1.396cm" svg:x="20.431cm" svg:y="7.478cm">
            <text:p><text:span text:style-name="T18">3.5 / 3</text:span></text:p>
            <text:p><text:span text:style-name="T18">3 / 3</text:span></text:p>
            <text:p><text:span text:style-name="T20">-0.5 / 0</text:span></text:p>
            <draw:enhanced-geometry svg:viewBox="0 0 21600 21600" draw:type="rectangle" draw:enhanced-path="M 0 0 L 21600 0 21600 21600 0 21600 0 0 Z N"/>
          </draw:custom-shape>
          <draw:frame draw:style-name="gr61" draw:text-style-name="P14" draw:layer="layout" svg:width="1.378cm" svg:height="0.645cm" svg:x="13.757cm" svg:y="8.874cm">
            <draw:text-box>
              <text:p><text:span text:style-name="T19">1, 1.5</text:span></text:p>
            </draw:text-box>
          </draw:frame>
          <draw:frame draw:style-name="gr61" draw:text-style-name="P14" draw:layer="layout" svg:width="1.086cm" svg:height="0.645cm" svg:x="17.948cm" svg:y="8.483cm">
            <draw:text-box>
              <text:p><text:span text:style-name="T19">2, 2</text:span></text:p>
            </draw:text-box>
          </draw:frame>
          <draw:path draw:style-name="gr6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 draw:text-style-name="P2" draw:layer="layout" svg:width="0.95cm" svg:height="0.88cm" svg:x="17.211cm" svg:y="3.269cm">
            <draw:text-box>
              <text:p><text:span text:style-name="T1">o</text:span></text:p>
            </draw:text-box>
          </draw:frame>
          <draw:frame draw:style-name="gr49" draw:text-style-name="P2" draw:layer="layout" svg:width="0.951cm" svg:height="0.879cm" svg:x="15.382cm" svg:y="2.589cm">
            <draw:text-box>
              <text:p><text:span text:style-name="T1">a</text:span></text:p>
            </draw:text-box>
          </draw:frame>
          <draw:frame draw:style-name="gr4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61" draw:text-style-name="P14" draw:layer="layout" svg:width="1.53cm" svg:height="0.761cm" svg:x="16.285cm" svg:y="2.706cm">
            <draw:text-box>
              <text:p><text:span text:style-name="T19">rd</text:span><text:span text:style-name="T21">a</text:span><text:span text:style-name="T19">, fd</text:span><text:span text:style-name="T21">a</text:span></text:p>
            </draw:text-box>
          </draw:frame>
          <draw:frame draw:style-name="gr61" draw:text-style-name="P14" draw:layer="layout" svg:width="1.53cm" svg:height="0.761cm" svg:x="15.599cm" svg:y="3.413cm">
            <draw:text-box>
              <text:p><text:span text:style-name="T19">rd</text:span><text:span text:style-name="T21">b</text:span><text:span text:style-name="T19">, fd</text:span><text:span text:style-name="T21">b</text:span></text:p>
            </draw:text-box>
          </draw:frame>
          <draw:custom-shape draw:style-name="gr60" draw:text-style-name="P13" draw:layer="layout" svg:width="0.889cm" svg:height="1.27cm" svg:x="17.891cm" svg:y="1.635cm">
            <text:p><text:span text:style-name="T18">ra / fa</text:span></text:p>
            <text:p><text:span text:style-name="T18">rr / fr</text:span></text:p>
            <text:p><text:span text:style-name="T18">rs / fs</text:span></text:p>
            <draw:enhanced-geometry svg:viewBox="0 0 21600 21600" draw:type="rectangle" draw:enhanced-path="M 0 0 L 21600 0 21600 21600 0 21600 0 0 Z N"/>
          </draw:custom-shape>
          <draw:frame draw:style-name="gr21" draw:layer="layout" svg:width="2.962cm" svg:height="0.962cm" svg:x="14.929cm" svg:y="1.381cm">
            <draw:text-box>
              <text:p>Legenda</text:p>
            </draw:text-box>
          </draw:frame>
          <draw:frame draw:style-name="gr63" draw:text-style-name="P15" draw:layer="layout" svg:width="4.985cm" svg:height="3.615cm" svg:x="19.002cm" svg:y="1.762cm">
            <draw:text-box>
              <text:p><text:span text:style-name="T18">rd</text:span><text:span text:style-name="T22">a </text:span><text:span text:style-name="T18">= </text:span><text:span text:style-name="T23">rise delay</text:span><text:span text:style-name="T24"> pelo arco do pino a</text:span></text:p>
              <text:p><text:span text:style-name="T24">fd</text:span><text:span text:style-name="T22">a </text:span><text:span text:style-name="T24">= </text:span><text:span text:style-name="T23">fall delay</text:span><text:span text:style-name="T24"> pelo arco do pino a</text:span></text:p>
              <text:p><text:span text:style-name="T18">ra = </text:span><text:span text:style-name="T25">rise arrival time</text:span></text:p>
              <text:p><text:span text:style-name="T18">fa = </text:span><text:span text:style-name="T25">fall arrival time</text:span></text:p>
              <text:p><text:span text:style-name="T18">rr = </text:span><text:span text:style-name="T25">rise required time</text:span></text:p>
              <text:p><text:span text:style-name="T18">fr = </text:span><text:span text:style-name="T25">fall required time</text:span></text:p>
              <text:p><text:span text:style-name="T18">rs = </text:span><text:span text:style-name="T25">rise slack</text:span></text:p>
              <text:p><text:span text:style-name="T18">fs = </text:span><text:span text:style-name="T25">fall slack</text:span></text:p>
              <text:p><text:span text:style-name="T18"/></text:p>
              <text:p><text:span text:style-name="T24"/></text:p>
            </draw:text-box>
          </draw:frame>
          <draw:frame draw:style-name="gr21" draw:text-style-name="P16" draw:layer="layout" svg:width="8.778cm" svg:height="0.962cm" svg:x="15.59cm" svg:y="10.017cm">
            <draw:text-box>
              <text:p><text:span text:style-name="T26">Caminho crítico com violação</text:span></text:p>
            </draw:text-box>
          </draw:frame>
        </draw:g>
      </draw:page>
      <draw:page draw:name="page6" draw:style-name="dp1" draw:master-page-name="Default">
        <draw:g>
          <draw:custom-shape draw:style-name="gr39"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6.461cm" svg:y1="3.702cm" svg:x2="8.332cm" svg:y2="3.896cm">
            <text:p/>
          </draw:line>
          <draw:line draw:style-name="gr32" draw:text-style-name="P1" draw:layer="layout" svg:x1="6.461cm" svg:y1="5.607cm" svg:x2="8.333cm" svg:y2="4.285cm">
            <text:p/>
          </draw:line>
          <draw:line draw:style-name="gr32" draw:text-style-name="P1" draw:layer="layout" svg:x1="10.525cm" svg:y1="4.083cm" svg:x2="12.684cm" svg:y2="4.083cm">
            <text:p/>
          </draw:line>
          <draw:line draw:style-name="gr32" draw:text-style-name="P1" draw:layer="layout" svg:x1="21.193cm" svg:y1="4.083cm" svg:x2="22.59cm" svg:y2="4.083cm">
            <text:p/>
          </draw:line>
          <draw:line draw:style-name="gr32" draw:text-style-name="P1" draw:layer="layout" svg:x1="15.224cm" svg:y1="4.083cm" svg:x2="18.653cm" svg:y2="3.956cm">
            <text:p/>
          </draw:line>
          <draw:custom-shape draw:style-name="gr29"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339cm" svg:y1="4.285cm" svg:x2="4.253cm" svg:y2="3.314cm">
            <text:p/>
          </draw:line>
          <draw:line draw:style-name="gr44" draw:text-style-name="P1" draw:layer="layout" svg:x1="1.339cm" svg:y1="4.673cm" svg:x2="4.253cm" svg:y2="5.45cm">
            <text:p/>
          </draw:line>
          <draw:custom-shape draw:style-name="gr29"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24.876cm" svg:y1="4.083cm" svg:x2="26.146cm" svg:y2="4.083cm">
            <text:p/>
          </draw:line>
          <draw:frame draw:style-name="gr64" draw:text-style-name="P3" draw:layer="layout" svg:width="1.733cm" svg:height="0.87cm" svg:x="-0.001cm" svg:y="3.346cm">
            <draw:text-box>
              <text:p><text:span text:style-name="T2">fonte</text:span></text:p>
            </draw:text-box>
          </draw:frame>
          <draw:frame draw:style-name="gr65" draw:text-style-name="P3" draw:layer="layout" svg:width="3.072cm" svg:height="0.87cm" svg:x="25.888cm" svg:y="2.875cm">
            <draw:text-box>
              <text:p><text:span text:style-name="T2">terminal</text:span></text:p>
            </draw:text-box>
          </draw:frame>
          <draw:custom-shape draw:style-name="gr66" draw:text-style-name="P1" draw:layer="layout" svg:width="11.849cm" svg:height="6.603cm" svg:x="2.116cm" svg:y="1.001cm">
            <text:p/>
            <draw:enhanced-geometry svg:viewBox="0 0 21600 21600" draw:type="rectangle" draw:enhanced-path="M 0 0 L 21600 0 21600 21600 0 21600 0 0 Z N"/>
          </draw:custom-shape>
          <draw:custom-shape draw:style-name="gr66" draw:text-style-name="P1" draw:layer="layout" svg:width="11.073cm" svg:height="6.603cm" svg:x="13.965cm" svg:y="1cm">
            <text:p/>
            <draw:enhanced-geometry svg:viewBox="0 0 21600 21600" draw:type="rectangle" draw:enhanced-path="M 0 0 L 21600 0 21600 21600 0 21600 0 0 Z N"/>
          </draw:custom-shape>
          <draw:frame draw:style-name="gr67" draw:text-style-name="P17" draw:layer="layout" svg:width="4.523cm" svg:height="1.108cm" svg:x="10.112cm" svg:y="1.085cm">
            <draw:text-box>
              <text:p><text:span text:style-name="T27">Subcircuito 1</text:span></text:p>
            </draw:text-box>
          </draw:frame>
          <draw:frame draw:style-name="gr68" draw:text-style-name="P17" draw:layer="layout" svg:width="4.522cm" svg:height="1.109cm" svg:x="21.32cm" svg:y="1.034cm">
            <draw:text-box>
              <text:p><text:span text:style-name="T27">Subcircuito 2</text:span></text:p>
            </draw:text-box>
          </draw:frame>
        </draw:g>
      </draw:page>
      <draw:page draw:name="page7" draw:style-name="dp1" draw:master-page-name="Default">
        <draw:line draw:style-name="gr32" draw:text-style-name="P1" draw:layer="layout" svg:x1="9.89cm" svg:y1="4.556cm" svg:x2="12.938cm" svg:y2="4.175cm">
          <text:p/>
        </draw:line>
        <draw:line draw:style-name="gr32" draw:text-style-name="P1" draw:layer="layout" svg:x1="15.168cm" svg:y1="3.809cm" svg:x2="16.989cm" svg:y2="3.809cm">
          <text:p/>
        </draw:line>
        <draw:line draw:style-name="gr32" draw:text-style-name="P1" draw:layer="layout" svg:x1="14.843cm" svg:y1="7.028cm" svg:x2="17.129cm" svg:y2="6.842cm">
          <text:p/>
        </draw:line>
        <draw:line draw:style-name="gr32" draw:text-style-name="P1" draw:layer="layout" svg:x1="9.89cm" svg:y1="7.096cm" svg:x2="12.684cm" svg:y2="7.096cm">
          <text:p/>
        </draw:line>
        <draw:custom-shape draw:style-name="gr39" draw:text-style-name="P1" draw:layer="layout" svg:width="1.803cm" svg:height="1.804cm" svg:x="8.087cm" svg:y="1.254cm">
          <text:p text:style-name="P1">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803cm" svg:height="1.803cm" svg:x="7.96cm" svg:y="3.515cm">
          <text:p text:style-name="P1">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3cm" svg:x="13.198cm" svg:y="3.008cm">
          <text:p text:style-name="P1">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4cm" svg:height="1.804cm" svg:x="17.173cm" svg:y="2.82cm">
          <text:p text:style-name="P1">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1.803cm" svg:height="1.803cm" svg:x="17.256cm" svg:y="5.80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3.413cm" svg:y1="3.794cm" svg:x2="7.858cm" svg:y2="2.143cm">
          <text:p/>
        </draw:line>
        <draw:line draw:style-name="gr44" draw:text-style-name="P1" draw:layer="layout" svg:x1="3.667cm" svg:y1="4.302cm" svg:x2="7.731cm" svg:y2="4.429cm">
          <text:p/>
        </draw:line>
        <draw:line draw:style-name="gr44" draw:text-style-name="P1" draw:layer="layout" svg:x1="3.54cm" svg:y1="4.81cm" svg:x2="7.604cm" svg:y2="6.842cm">
          <text:p/>
        </draw:line>
        <draw:line draw:style-name="gr44" draw:text-style-name="P1" draw:layer="layout" svg:x1="19.288cm" svg:y1="3.921cm" svg:x2="23.479cm" svg:y2="4.302cm">
          <text:p/>
        </draw:line>
        <draw:line draw:style-name="gr44" draw:text-style-name="P1" draw:layer="layout" svg:x1="19.288cm" svg:y1="6.461cm" svg:x2="23.479cm" svg:y2="5.064cm">
          <text:p/>
        </draw:line>
        <draw:g>
          <draw:custom-shape draw:style-name="gr29"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3" draw:layer="layout" svg:width="2.883cm" svg:height="1.448cm" svg:x="2.054cm" svg:y="3.108cm">
            <draw:text-box>
              <text:p><text:span text:style-name="T2">fonte</text:span></text:p>
            </draw:text-box>
          </draw:frame>
        </draw:g>
        <draw:g>
          <draw:custom-shape draw:style-name="gr29"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0" draw:text-style-name="P3" draw:layer="layout" svg:width="3.841cm" svg:height="1.84cm" svg:x="23.352cm" svg:y="3.286cm">
            <draw:text-box>
              <text:p><text:span text:style-name="T2">terminal</text:span></text:p>
            </draw:text-box>
          </draw:frame>
        </draw:g>
        <draw:line draw:style-name="gr32" draw:text-style-name="P1" draw:layer="layout" svg:x1="10.017cm" svg:y1="2.143cm" svg:x2="12.938cm" svg:y2="3.413cm">
          <text:p/>
        </draw:line>
      </draw:page>
      <draw:page draw:name="page8" draw:style-name="dp1" draw:master-page-name="Default">
        <draw:line draw:style-name="gr32" draw:text-style-name="P1" draw:layer="layout" svg:x1="8.516cm" svg:y1="11.436cm" svg:x2="10.895cm" svg:y2="11.31cm">
          <text:p/>
        </draw:line>
        <draw:line draw:style-name="gr71" draw:text-style-name="P1" draw:layer="layout" svg:x1="12.214cm" svg:y1="11.31cm" svg:x2="14.39cm" svg:y2="10.117cm">
          <text:p/>
        </draw:line>
        <draw:line draw:style-name="gr32" draw:text-style-name="P1" draw:layer="layout" svg:x1="15.929cm" svg:y1="9.677cm" svg:x2="17.93cm" svg:y2="10.044cm">
          <text:p/>
        </draw:line>
        <draw:line draw:style-name="gr32" draw:text-style-name="P1" draw:layer="layout" svg:x1="15.072cm" svg:y1="15.708cm" svg:x2="17.93cm" svg:y2="13.069cm">
          <text:p/>
        </draw:line>
        <draw:line draw:style-name="gr71" draw:text-style-name="P1" draw:layer="layout" svg:x1="11.554cm" svg:y1="15.927cm" svg:x2="13.753cm" svg:y2="15.927cm">
          <text:p/>
        </draw:line>
        <draw:line draw:style-name="gr32" draw:text-style-name="P1" draw:layer="layout" svg:x1="8.318cm" svg:y1="14.828cm" svg:x2="10.235cm" svg:y2="15.927cm">
          <text:p/>
        </draw:line>
        <draw:g>
          <draw:custom-shape draw:style-name="gr7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792cm" svg:height="0.985cm" svg:x="7.13cm" svg:y="6.373cm">
            <draw:text-box>
              <text:p><text:span text:style-name="T2">inp1</text:span></text:p>
            </draw:text-box>
          </draw:frame>
        </draw:g>
        <draw:g>
          <draw:custom-shape draw:style-name="gr7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2.261cm" svg:height="0.985cm" svg:x="7.27cm" svg:y="10.497cm">
            <draw:text-box>
              <text:p><text:span text:style-name="T2">inp2</text:span></text:p>
            </draw:text-box>
          </draw:frame>
        </draw:g>
        <draw:g>
          <draw:custom-shape draw:style-name="gr7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69cm" svg:height="0.985cm" svg:x="7.055cm" svg:y="13.495cm">
            <draw:text-box>
              <text:p><text:span text:style-name="T2">f1:q</text:span></text:p>
            </draw:text-box>
          </draw:frame>
        </draw:g>
        <draw:g>
          <draw:custom-shape draw:style-name="gr7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2" draw:layer="layout" svg:width="2.306cm" svg:height="1.255cm" svg:x="10.251cm" svg:y="14.716cm">
            <draw:text-box>
              <text:p><text:span text:style-name="T1">u2:a</text:span></text:p>
            </draw:text-box>
          </draw:frame>
        </draw:g>
        <draw:g>
          <draw:custom-shape draw:style-name="gr7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306cm" svg:height="0.929cm" svg:x="13.733cm" svg:y="14.577cm">
            <draw:text-box>
              <text:p><text:span text:style-name="T1">u2:o</text:span></text:p>
            </draw:text-box>
          </draw:frame>
        </draw:g>
        <draw:g>
          <draw:custom-shape draw:style-name="gr7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306cm" svg:height="1.255cm" svg:x="10.784cm" svg:y="7.383cm">
            <draw:text-box>
              <text:p><text:span text:style-name="T1">u1:a</text:span></text:p>
            </draw:text-box>
          </draw:frame>
        </draw:g>
        <draw:g>
          <draw:custom-shape draw:style-name="gr7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307cm" svg:height="1.255cm" svg:x="10.761cm" svg:y="10.283cm">
            <draw:text-box>
              <text:p><text:span text:style-name="T1">u1:b</text:span></text:p>
            </draw:text-box>
          </draw:frame>
        </draw:g>
        <draw:g>
          <draw:custom-shape draw:style-name="gr7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306cm" svg:height="1.255cm" svg:x="14.375cm" svg:y="8.541cm">
            <draw:text-box>
              <text:p><text:span text:style-name="T1">u1:o</text:span></text:p>
            </draw:text-box>
          </draw:frame>
        </draw:g>
        <draw:g>
          <draw:custom-shape draw:style-name="gr7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69cm" svg:height="0.985cm" svg:x="17.918cm" svg:y="8.932cm">
            <draw:text-box>
              <text:p><text:span text:style-name="T2">f1:d</text:span></text:p>
            </draw:text-box>
          </draw:frame>
        </draw:g>
        <draw:g>
          <draw:custom-shape draw:style-name="gr8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551cm" svg:height="0.985cm" svg:x="17.855cm" svg:y="11.616cm">
            <draw:text-box>
              <text:p><text:span text:style-name="T2">out</text:span></text:p>
            </draw:text-box>
          </draw:frame>
        </draw:g>
        <draw:line draw:style-name="gr43" draw:text-style-name="P1" draw:layer="layout" svg:x1="3.491cm" svg:y1="10.65cm" svg:x2="6.976cm" svg:y2="7.918cm">
          <text:p/>
        </draw:line>
        <draw:line draw:style-name="gr44" draw:text-style-name="P1" draw:layer="layout" svg:x1="3.711cm" svg:y1="11.09cm" svg:x2="6.976cm" svg:y2="11.656cm">
          <text:p/>
        </draw:line>
        <draw:line draw:style-name="gr44" draw:text-style-name="P1" draw:layer="layout" svg:x1="3.491cm" svg:y1="11.53cm" svg:x2="6.976cm" svg:y2="14.515cm">
          <text:p/>
        </draw:line>
        <draw:line draw:style-name="gr44" draw:text-style-name="P1" draw:layer="layout" svg:x1="19.179cm" svg:y1="10.19cm" svg:x2="23.248cm" svg:y2="10.997cm">
          <text:p/>
        </draw:line>
        <draw:line draw:style-name="gr44" draw:text-style-name="P1" draw:layer="layout" svg:x1="19.063cm" svg:y1="12.642cm" svg:x2="23.235cm" svg:y2="11.473cm">
          <text:p/>
        </draw:line>
        <draw:g>
          <draw:custom-shape draw:style-name="gr29"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1.962cm" svg:height="0.985cm" svg:x="2.34cm" svg:y="9.99cm">
            <draw:text-box>
              <text:p><text:span text:style-name="T2">fonte</text:span></text:p>
            </draw:text-box>
          </draw:frame>
        </draw:g>
        <draw:g>
          <draw:custom-shape draw:style-name="gr29"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2.614cm" svg:height="1.253cm" svg:x="22.944cm" svg:y="10.144cm">
            <draw:text-box>
              <text:p><text:span text:style-name="T2">terminal</text:span></text:p>
            </draw:text-box>
          </draw:frame>
        </draw:g>
        <draw:line draw:style-name="gr32" draw:text-style-name="P1" draw:layer="layout" svg:x1="8.548cm" svg:y1="7.572cm" svg:x2="10.967cm" svg:y2="8.232cm">
          <text:p/>
        </draw:line>
        <draw:line draw:style-name="gr71" draw:text-style-name="P1" draw:layer="layout" svg:x1="12.286cm" svg:y1="8.671cm" svg:x2="14.485cm" svg:y2="9.331cm">
          <text:p/>
        </draw:line>
      </draw:page>
      <draw:page draw:name="page9" draw:style-name="dp1" draw:master-page-name="Default">
        <draw:g>
          <draw:line draw:style-name="gr32" draw:text-style-name="P1" draw:layer="layout" svg:x1="11.16cm" svg:y1="4.767cm" svg:x2="13.217cm" svg:y2="4.191cm">
            <text:p/>
          </draw:line>
          <draw:line draw:style-name="gr71" draw:text-style-name="P1" draw:layer="layout" svg:x1="14.561cm" svg:y1="3.999cm" svg:x2="16.289cm" svg:y2="3.615cm">
            <text:p/>
          </draw:line>
          <draw:line draw:style-name="gr32" draw:text-style-name="P1" draw:layer="layout" svg:x1="17.633cm" svg:y1="3.231cm" svg:x2="19.415cm" svg:y2="3.231cm">
            <text:p/>
          </draw:line>
          <draw:line draw:style-name="gr32" draw:text-style-name="P1" draw:layer="layout" svg:x1="18.057cm" svg:y1="7.262cm" svg:x2="19.442cm" svg:y2="7.344cm">
            <text:p/>
          </draw:line>
          <draw:line draw:style-name="gr71" draw:text-style-name="P1" draw:layer="layout" svg:x1="14.561cm" svg:y1="7.262cm" svg:x2="16.865cm" svg:y2="7.262cm">
            <text:p/>
          </draw:line>
          <draw:line draw:style-name="gr32" draw:text-style-name="P1" draw:layer="layout" svg:x1="11.16cm" svg:y1="7.646cm" svg:x2="13.217cm" svg:y2="7.262cm">
            <text:p/>
          </draw:line>
          <draw:g>
            <draw:custom-shape draw:style-name="gr7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1.974cm" svg:height="1.096cm" svg:x="9.948cm" svg:y="0.238cm">
              <draw:text-box>
                <text:p><text:span text:style-name="T2">inp1</text:span></text:p>
              </draw:text-box>
            </draw:frame>
          </draw:g>
          <draw:g>
            <draw:custom-shape draw:style-name="gr7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1.974cm" svg:height="1.096cm" svg:x="9.89cm" svg:y="4.048cm">
              <draw:text-box>
                <text:p><text:span text:style-name="T2">inp2</text:span></text:p>
              </draw:text-box>
            </draw:frame>
          </draw:g>
          <draw:g>
            <draw:custom-shape draw:style-name="gr7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3" draw:layer="layout" svg:width="1.834cm" svg:height="1.096cm" svg:x="9.89cm" svg:y="6.635cm">
              <draw:text-box>
                <text:p><text:span text:style-name="T2">f1:q</text:span></text:p>
              </draw:text-box>
            </draw:frame>
          </draw:g>
          <draw:g>
            <draw:custom-shape draw:style-name="gr8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3.092cm" svg:y="6.18cm">
              <draw:text-box>
                <text:p><text:span text:style-name="T1">u2:a</text:span></text:p>
              </draw:text-box>
            </draw:frame>
          </draw:g>
          <draw:g>
            <draw:custom-shape draw:style-name="gr8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6.748cm" svg:y="6.127cm">
              <draw:text-box>
                <text:p><text:span text:style-name="T1">u2:o</text:span></text:p>
              </draw:text-box>
            </draw:frame>
          </draw:g>
          <draw:g>
            <draw:custom-shape draw:style-name="gr8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3.192cm" svg:y="1.174cm">
              <draw:text-box>
                <text:p><text:span text:style-name="T1">u1:a</text:span></text:p>
              </draw:text-box>
            </draw:frame>
          </draw:g>
          <draw:g>
            <draw:custom-shape draw:style-name="gr8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2.992cm" svg:y="2.905cm">
              <draw:text-box>
                <text:p><text:span text:style-name="T1">u1:b</text:span></text:p>
              </draw:text-box>
            </draw:frame>
          </draw:g>
          <draw:g>
            <draw:custom-shape draw:style-name="gr8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6.231cm" svg:y="2.116cm">
              <draw:text-box>
                <text:p><text:span text:style-name="T1">u1:o</text:span></text:p>
              </draw:text-box>
            </draw:frame>
          </draw:g>
          <draw:g>
            <draw:custom-shape draw:style-name="gr7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2" draw:text-style-name="P3" draw:layer="layout" svg:width="1.833cm" svg:height="1.096cm" svg:x="19.415cm" svg:y="2.016cm">
              <draw:text-box>
                <text:p><text:span text:style-name="T2">f1:d</text:span></text:p>
              </draw:text-box>
            </draw:frame>
          </draw:g>
          <draw:g>
            <draw:custom-shape draw:style-name="gr7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3" draw:layer="layout" svg:width="1.656cm" svg:height="1.096cm" svg:x="19.388cm" svg:y="6.154cm">
              <draw:text-box>
                <text:p><text:span text:style-name="T2">out</text:span></text:p>
              </draw:text-box>
            </draw:frame>
          </draw:g>
          <draw:line draw:style-name="gr43" draw:text-style-name="P1" draw:layer="layout" svg:x1="3.508cm" svg:y1="4.273cm" svg:x2="6.116cm" svg:y2="2.545cm">
            <text:p/>
          </draw:line>
          <draw:line draw:style-name="gr44" draw:text-style-name="P1" draw:layer="layout" svg:x1="3.729cm" svg:y1="4.848cm" svg:x2="6.308cm" svg:y2="5.04cm">
            <text:p/>
          </draw:line>
          <draw:line draw:style-name="gr44" draw:text-style-name="P1" draw:layer="layout" svg:x1="3.537cm" svg:y1="5.314cm" svg:x2="6.308cm" svg:y2="6.96cm">
            <text:p/>
          </draw:line>
          <draw:line draw:style-name="gr44" draw:text-style-name="P1" draw:layer="layout" svg:x1="20.759cm" svg:y1="3.231cm" svg:x2="24.023cm" svg:y2="4.383cm">
            <text:p/>
          </draw:line>
          <draw:line draw:style-name="gr44" draw:text-style-name="P1" draw:layer="layout" svg:x1="20.594cm" svg:y1="7.152cm" svg:x2="24.022cm" svg:y2="5.151cm">
            <text:p/>
          </draw:line>
          <draw:g>
            <draw:custom-shape draw:style-name="gr29"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3" draw:layer="layout" svg:width="2.192cm" svg:height="1.095cm" svg:x="2.143cm" svg:y="3.715cm">
              <draw:text-box>
                <text:p><text:span text:style-name="T2">fonte</text:span></text:p>
              </draw:text-box>
            </draw:frame>
          </draw:g>
          <draw:g>
            <draw:custom-shape draw:style-name="gr29"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3" draw:layer="layout" svg:width="3.037cm" svg:height="0.778cm" svg:x="23.83cm" svg:y="3.613cm">
              <draw:text-box>
                <text:p><text:span text:style-name="T2">terminal</text:span></text:p>
              </draw:text-box>
            </draw:frame>
          </draw:g>
          <draw:line draw:style-name="gr32" draw:text-style-name="P1" draw:layer="layout" svg:x1="11.188cm" svg:y1="1.393cm" svg:x2="13.3cm" svg:y2="1.969cm">
            <text:p/>
          </draw:line>
          <draw:line draw:style-name="gr71" draw:text-style-name="P1" draw:layer="layout" svg:x1="14.452cm" svg:y1="2.353cm" svg:x2="16.372cm" svg:y2="2.929cm">
            <text:p/>
          </draw:line>
          <draw:g>
            <draw:custom-shape draw:style-name="gr7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1cm">
              <draw:text-box>
                <text:p><text:span text:style-name="T2">inp1:a</text:span></text:p>
              </draw:text-box>
            </draw:frame>
          </draw:g>
          <draw:g>
            <draw:custom-shape draw:style-name="gr7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3.921cm">
              <draw:text-box>
                <text:p><text:span text:style-name="T2">inp2:a</text:span></text:p>
              </draw:text-box>
            </draw:frame>
          </draw:g>
          <draw:g>
            <draw:custom-shape draw:style-name="gr7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3" draw:layer="layout" svg:width="2.114cm" svg:height="1.096cm" svg:x="6.207cm" svg:y="6.254cm">
              <draw:text-box>
                <text:p><text:span text:style-name="T2">f1:ck</text:span></text:p>
              </draw:text-box>
            </draw:frame>
          </draw:g>
          <draw:line draw:style-name="gr71" draw:text-style-name="P1" draw:layer="layout" svg:x1="7.459cm" svg:y1="1.969cm" svg:x2="9.843cm" svg:y2="1.393cm">
            <text:p/>
          </draw:line>
          <draw:line draw:style-name="gr71" draw:text-style-name="P1" draw:layer="layout" svg:x1="7.459cm" svg:y1="5.04cm" svg:x2="9.841cm" svg:y2="5.04cm">
            <text:p/>
          </draw:line>
          <draw:line draw:style-name="gr71" draw:text-style-name="P1" draw:layer="layout" svg:x1="7.459cm" svg:y1="7.536cm" svg:x2="9.84cm" svg:y2="7.728cm">
            <text:p/>
          </draw:line>
        </draw:g>
      </draw:page>
      <draw:page draw:name="page10" draw:style-name="dp1" draw:master-page-name="Default">
        <draw:line draw:style-name="gr32" draw:text-style-name="P1" draw:layer="layout" svg:x1="11.16cm" svg:y1="4.767cm" svg:x2="13.217cm" svg:y2="4.191cm">
          <text:p/>
        </draw:line>
        <draw:line draw:style-name="gr98" draw:text-style-name="P1" draw:layer="layout" svg:x1="14.561cm" svg:y1="3.999cm" svg:x2="16.289cm" svg:y2="3.615cm">
          <text:p/>
        </draw:line>
        <draw:line draw:style-name="gr32" draw:text-style-name="P1" draw:layer="layout" svg:x1="17.633cm" svg:y1="3.231cm" svg:x2="19.415cm" svg:y2="3.231cm">
          <text:p/>
        </draw:line>
        <draw:line draw:style-name="gr32" draw:text-style-name="P1" draw:layer="layout" svg:x1="19.288cm" svg:y1="7.141cm" svg:x2="20.673cm" svg:y2="7.223cm">
          <text:p/>
        </draw:line>
        <draw:line draw:style-name="gr98" draw:text-style-name="P1" draw:layer="layout" svg:x1="14.561cm" svg:y1="7.262cm" svg:x2="18.018cm" svg:y2="7.096cm">
          <text:p/>
        </draw:line>
        <draw:line draw:style-name="gr32" draw:text-style-name="P1" draw:layer="layout" svg:x1="11.16cm" svg:y1="7.646cm" svg:x2="13.217cm" svg:y2="7.262cm">
          <text:p/>
        </draw:line>
        <draw:custom-shape draw:style-name="gr7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1.974cm" svg:height="1.096cm" svg:x="9.948cm" svg:y="0.238cm">
          <draw:text-box>
            <text:p><text:span text:style-name="T2">inp1</text:span></text:p>
          </draw:text-box>
        </draw:frame>
        <draw:custom-shape draw:style-name="gr7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1.974cm" svg:height="1.096cm" svg:x="9.89cm" svg:y="4.048cm">
          <draw:text-box>
            <text:p><text:span text:style-name="T2">inp2</text:span></text:p>
          </draw:text-box>
        </draw:frame>
        <draw:custom-shape draw:style-name="gr7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3" draw:layer="layout" svg:width="1.834cm" svg:height="1.096cm" svg:x="9.89cm" svg:y="6.635cm">
          <draw:text-box>
            <text:p><text:span text:style-name="T2">f1:q</text:span></text:p>
          </draw:text-box>
        </draw:frame>
        <draw:custom-shape draw:style-name="gr7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3.092cm" svg:y="6.18cm">
          <draw:text-box>
            <text:p><text:span text:style-name="T1">u2:a</text:span></text:p>
          </draw:text-box>
        </draw:frame>
        <draw:custom-shape draw:style-name="gr9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7.891cm" svg:y="5.958cm">
          <draw:text-box>
            <text:p><text:span text:style-name="T1">u2:o</text:span></text:p>
          </draw:text-box>
        </draw:frame>
        <draw:custom-shape draw:style-name="gr7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3.192cm" svg:y="1.174cm">
          <draw:text-box>
            <text:p><text:span text:style-name="T1">u1:a</text:span></text:p>
          </draw:text-box>
        </draw:frame>
        <draw:custom-shape draw:style-name="gr7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2.992cm" svg:y="2.905cm">
          <draw:text-box>
            <text:p><text:span text:style-name="T1">u1:b</text:span></text:p>
          </draw:text-box>
        </draw:frame>
        <draw:custom-shape draw:style-name="gr10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6.231cm" svg:y="2.116cm">
          <draw:text-box>
            <text:p><text:span text:style-name="T1">u1:o</text:span></text:p>
          </draw:text-box>
        </draw:frame>
        <draw:custom-shape draw:style-name="gr9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2" draw:text-style-name="P3" draw:layer="layout" svg:width="1.833cm" svg:height="1.096cm" svg:x="19.415cm" svg:y="2.016cm">
          <draw:text-box>
            <text:p><text:span text:style-name="T2">f1:d</text:span></text:p>
          </draw:text-box>
        </draw:frame>
        <draw:custom-shape draw:style-name="gr99" draw:text-style-name="P1" draw:layer="layout" svg:width="0.768cm" svg:height="0.767cm" svg:x="20.856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3" draw:layer="layout" svg:width="1.656cm" svg:height="1.096cm" svg:x="20.68cm" svg:y="5.985cm">
          <draw:text-box>
            <text:p><text:span text:style-name="T2">out</text:span></text:p>
          </draw:text-box>
        </draw:frame>
        <draw:line draw:style-name="gr43" draw:text-style-name="P1" draw:layer="layout" svg:x1="3.508cm" svg:y1="4.273cm" svg:x2="6.116cm" svg:y2="2.545cm">
          <text:p/>
        </draw:line>
        <draw:line draw:style-name="gr44" draw:text-style-name="P1" draw:layer="layout" svg:x1="3.729cm" svg:y1="4.848cm" svg:x2="6.308cm" svg:y2="5.04cm">
          <text:p/>
        </draw:line>
        <draw:line draw:style-name="gr44" draw:text-style-name="P1" draw:layer="layout" svg:x1="3.537cm" svg:y1="5.314cm" svg:x2="6.308cm" svg:y2="6.96cm">
          <text:p/>
        </draw:line>
        <draw:line draw:style-name="gr44" draw:text-style-name="P1" draw:layer="layout" svg:x1="20.759cm" svg:y1="3.231cm" svg:x2="24.023cm" svg:y2="4.383cm">
          <text:p/>
        </draw:line>
        <draw:line draw:style-name="gr44" draw:text-style-name="P1" draw:layer="layout" svg:x1="21.701cm" svg:y1="6.715cm" svg:x2="24.022cm" svg:y2="5.151cm">
          <text:p/>
        </draw:line>
        <draw:custom-shape draw:style-name="gr10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3" draw:layer="layout" svg:width="2.192cm" svg:height="1.095cm" svg:x="2.143cm" svg:y="3.715cm">
          <draw:text-box>
            <text:p><text:span text:style-name="T2">fonte</text:span></text:p>
          </draw:text-box>
        </draw:frame>
        <draw:custom-shape draw:style-name="gr10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3" draw:layer="layout" svg:width="3.037cm" svg:height="0.778cm" svg:x="23.83cm" svg:y="3.613cm">
          <draw:text-box>
            <text:p><text:span text:style-name="T2">terminal</text:span></text:p>
          </draw:text-box>
        </draw:frame>
        <draw:line draw:style-name="gr32" draw:text-style-name="P1" draw:layer="layout" svg:x1="11.188cm" svg:y1="1.393cm" svg:x2="13.3cm" svg:y2="1.969cm">
          <text:p/>
        </draw:line>
        <draw:line draw:style-name="gr98" draw:text-style-name="P1" draw:layer="layout" svg:x1="14.452cm" svg:y1="2.353cm" svg:x2="16.372cm" svg:y2="2.929cm">
          <text:p/>
        </draw:line>
        <draw:custom-shape draw:style-name="gr7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1cm">
          <draw:text-box>
            <text:p><text:span text:style-name="T2">inp1:a</text:span></text:p>
          </draw:text-box>
        </draw:frame>
        <draw:custom-shape draw:style-name="gr7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3.921cm">
          <draw:text-box>
            <text:p><text:span text:style-name="T2">inp2:a</text:span></text:p>
          </draw:text-box>
        </draw:frame>
        <draw:custom-shape draw:style-name="gr7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3" draw:layer="layout" svg:width="2.114cm" svg:height="1.096cm" svg:x="6.207cm" svg:y="6.254cm">
          <draw:text-box>
            <text:p><text:span text:style-name="T2">f1:ck</text:span></text:p>
          </draw:text-box>
        </draw:frame>
        <draw:line draw:style-name="gr98" draw:text-style-name="P1" draw:layer="layout" svg:x1="7.459cm" svg:y1="1.969cm" svg:x2="9.843cm" svg:y2="1.393cm">
          <text:p/>
        </draw:line>
        <draw:line draw:style-name="gr98" draw:text-style-name="P1" draw:layer="layout" svg:x1="7.459cm" svg:y1="5.04cm" svg:x2="9.841cm" svg:y2="5.04cm">
          <text:p/>
        </draw:line>
        <draw:line draw:style-name="gr98" draw:text-style-name="P1" draw:layer="layout" svg:x1="7.459cm" svg:y1="7.536cm" svg:x2="9.84cm" svg:y2="7.728cm">
          <text:p/>
        </draw:line>
        <draw:custom-shape draw:style-name="gr39" draw:text-style-name="P18" draw:layer="layout" svg:width="1.651cm" svg:height="1.651cm" svg:x="1.381cm" svg:y="10.277cm">
          <text:p text:style-name="P1"><text:span text:style-name="T28">fonte</text:span></text:p>
          <draw:enhanced-geometry svg:viewBox="0 0 21600 21600" draw:type="rectangle" draw:enhanced-path="M 0 0 L 21600 0 21600 21600 0 21600 0 0 Z N"/>
        </draw:custom-shape>
        <draw:custom-shape draw:style-name="gr39" draw:text-style-name="P19" draw:layer="layout" svg:width="1.651cm" svg:height="1.651cm" svg:x="3.032cm" svg:y="10.276cm">
          <text:p text:style-name="P1"><text:span text:style-name="T29">Inp1:a</text:span></text:p>
          <draw:enhanced-geometry svg:viewBox="0 0 21600 21600" draw:type="rectangle" draw:enhanced-path="M 0 0 L 21600 0 21600 21600 0 21600 0 0 Z N"/>
        </draw:custom-shape>
        <draw:custom-shape draw:style-name="gr39" draw:text-style-name="P19" draw:layer="layout" svg:width="1.651cm" svg:height="1.651cm" svg:x="4.683cm" svg:y="10.275cm">
          <text:p text:style-name="P1"><text:span text:style-name="T29">inp1</text:span></text:p>
          <draw:enhanced-geometry svg:viewBox="0 0 21600 21600" draw:type="rectangle" draw:enhanced-path="M 0 0 L 21600 0 21600 21600 0 21600 0 0 Z N"/>
        </draw:custom-shape>
        <draw:custom-shape draw:style-name="gr39" draw:text-style-name="P19" draw:layer="layout" svg:width="1.651cm" svg:height="1.651cm" svg:x="6.334cm" svg:y="10.274cm">
          <text:p text:style-name="P1"><text:span text:style-name="T29">Inp2:a</text:span></text:p>
          <draw:enhanced-geometry svg:viewBox="0 0 21600 21600" draw:type="rectangle" draw:enhanced-path="M 0 0 L 21600 0 21600 21600 0 21600 0 0 Z N"/>
        </draw:custom-shape>
        <draw:custom-shape draw:style-name="gr39" draw:text-style-name="P19" draw:layer="layout" svg:width="1.651cm" svg:height="1.651cm" svg:x="7.985cm" svg:y="10.275cm">
          <text:p text:style-name="P1"><text:span text:style-name="T29">inp2</text:span></text:p>
          <draw:enhanced-geometry svg:viewBox="0 0 21600 21600" draw:type="rectangle" draw:enhanced-path="M 0 0 L 21600 0 21600 21600 0 21600 0 0 Z N"/>
        </draw:custom-shape>
        <draw:custom-shape draw:style-name="gr39" draw:text-style-name="P19" draw:layer="layout" svg:width="1.651cm" svg:height="1.651cm" svg:x="9.636cm" svg:y="10.274cm">
          <text:p text:style-name="P1"><text:span text:style-name="T29">f1:ck</text:span></text:p>
          <draw:enhanced-geometry svg:viewBox="0 0 21600 21600" draw:type="rectangle" draw:enhanced-path="M 0 0 L 21600 0 21600 21600 0 21600 0 0 Z N"/>
        </draw:custom-shape>
        <draw:custom-shape draw:style-name="gr39" draw:text-style-name="P19" draw:layer="layout" svg:width="1.651cm" svg:height="1.651cm" svg:x="11.287cm" svg:y="10.273cm">
          <text:p text:style-name="P1"><text:span text:style-name="T29">f1:q</text:span></text:p>
          <draw:enhanced-geometry svg:viewBox="0 0 21600 21600" draw:type="rectangle" draw:enhanced-path="M 0 0 L 21600 0 21600 21600 0 21600 0 0 Z N"/>
        </draw:custom-shape>
        <draw:custom-shape draw:style-name="gr39" draw:text-style-name="P19" draw:layer="layout" svg:width="1.651cm" svg:height="1.651cm" svg:x="12.938cm" svg:y="10.272cm">
          <text:p text:style-name="P1"><text:span text:style-name="T29">u1:a</text:span></text:p>
          <draw:enhanced-geometry svg:viewBox="0 0 21600 21600" draw:type="rectangle" draw:enhanced-path="M 0 0 L 21600 0 21600 21600 0 21600 0 0 Z N"/>
        </draw:custom-shape>
        <draw:custom-shape draw:style-name="gr39" draw:text-style-name="P19" draw:layer="layout" svg:width="1.651cm" svg:height="1.651cm" svg:x="14.589cm" svg:y="10.275cm">
          <text:p text:style-name="P1"><text:span text:style-name="T29">u1:b</text:span></text:p>
          <draw:enhanced-geometry svg:viewBox="0 0 21600 21600" draw:type="rectangle" draw:enhanced-path="M 0 0 L 21600 0 21600 21600 0 21600 0 0 Z N"/>
        </draw:custom-shape>
        <draw:custom-shape draw:style-name="gr39" draw:text-style-name="P19" draw:layer="layout" svg:width="1.651cm" svg:height="1.651cm" svg:x="16.24cm" svg:y="10.277cm">
          <text:p text:style-name="P1"><text:span text:style-name="T29">u2:a</text:span></text:p>
          <draw:enhanced-geometry svg:viewBox="0 0 21600 21600" draw:type="rectangle" draw:enhanced-path="M 0 0 L 21600 0 21600 21600 0 21600 0 0 Z N"/>
        </draw:custom-shape>
        <draw:custom-shape draw:style-name="gr103" draw:text-style-name="P20" draw:layer="layout" svg:width="1.651cm" svg:height="1.651cm" svg:x="17.891cm" svg:y="10.273cm">
          <text:p text:style-name="P1"><text:span text:style-name="T30">u1:o</text:span></text:p>
          <draw:enhanced-geometry svg:viewBox="0 0 21600 21600" draw:type="rectangle" draw:enhanced-path="M 0 0 L 21600 0 21600 21600 0 21600 0 0 Z N"/>
        </draw:custom-shape>
        <draw:custom-shape draw:style-name="gr104" draw:text-style-name="P19" draw:layer="layout" svg:width="1.651cm" svg:height="1.651cm" svg:x="19.542cm" svg:y="10.272cm">
          <text:p text:style-name="P1"><text:span text:style-name="T29">u2:o</text:span></text:p>
          <draw:enhanced-geometry svg:viewBox="0 0 21600 21600" draw:type="rectangle" draw:enhanced-path="M 0 0 L 21600 0 21600 21600 0 21600 0 0 Z N"/>
        </draw:custom-shape>
        <draw:custom-shape draw:style-name="gr104" draw:text-style-name="P19" draw:layer="layout" svg:width="1.651cm" svg:height="1.651cm" svg:x="21.193cm" svg:y="10.273cm">
          <text:p text:style-name="P1"><text:span text:style-name="T29">f1:d</text:span></text:p>
          <draw:enhanced-geometry svg:viewBox="0 0 21600 21600" draw:type="rectangle" draw:enhanced-path="M 0 0 L 21600 0 21600 21600 0 21600 0 0 Z N"/>
        </draw:custom-shape>
        <draw:custom-shape draw:style-name="gr104" draw:text-style-name="P19" draw:layer="layout" svg:width="1.651cm" svg:height="1.651cm" svg:x="22.844cm" svg:y="10.272cm">
          <text:p text:style-name="P1"><text:span text:style-name="T29">out</text:span></text:p>
          <draw:enhanced-geometry svg:viewBox="0 0 21600 21600" draw:type="rectangle" draw:enhanced-path="M 0 0 L 21600 0 21600 21600 0 21600 0 0 Z N"/>
        </draw:custom-shape>
        <draw:custom-shape draw:style-name="gr104" draw:text-style-name="P19" draw:layer="layout" svg:width="1.651cm" svg:height="1.651cm" svg:x="24.495cm" svg:y="10.271cm">
          <text:p text:style-name="P1"><text:span text:style-name="T29">terminal</text:span></text:p>
          <draw:enhanced-geometry svg:viewBox="0 0 21600 21600" draw:type="rectangle" draw:enhanced-path="M 0 0 L 21600 0 21600 21600 0 21600 0 0 Z N"/>
        </draw:custom-shape>
        <draw:custom-shape draw:style-name="gr105" draw:text-style-name="P1" draw:layer="layout" svg:width="8.382cm" svg:height="6.477cm" svg:x="17.51cm" svg:y="1.635cm">
          <text:p/>
          <draw:enhanced-geometry svg:viewBox="0 0 21600 21600" draw:type="rectangle" draw:enhanced-path="M 0 0 L 21600 0 21600 21600 0 21600 0 0 Z N"/>
        </draw:custom-shape>
        <draw:custom-shape draw:style-name="gr106" draw:text-style-name="P1" draw:layer="layout" svg:width="14.478cm" svg:height="8.382cm" svg:x="1.635cm" svg:y="0.238cm">
          <text:p/>
          <draw:enhanced-geometry svg:viewBox="0 0 21600 21600" draw:type="rectangle" draw:enhanced-path="M 0 0 L 21600 0 21600 21600 0 21600 0 0 Z N"/>
        </draw:custom-shape>
        <draw:frame draw:style-name="gr21" draw:text-style-name="P4" draw:layer="layout" svg:width="5.43cm" svg:height="0.962cm" svg:x="20.843cm" svg:y="9.128cm">
          <draw:text-box>
            <text:p><text:span text:style-name="T3">Maior nível lógico</text:span></text:p>
          </draw:text-box>
        </draw:frame>
        <draw:frame draw:style-name="gr21" draw:text-style-name="P4" draw:layer="layout" svg:width="5.641cm" svg:height="0.962cm" svg:x="1.158cm" svg:y="9.128cm">
          <draw:text-box>
            <text:p><text:span text:style-name="T3">Menor nível lógico</text:span></text:p>
          </draw:text-box>
        </draw:frame>
      </draw:page>
      <draw:page draw:name="page11" draw:style-name="dp1" draw:master-page-name="Default">
        <draw:g>
          <draw:line draw:style-name="gr107" draw:text-style-name="P1" draw:layer="layout" svg:x1="5.512cm" svg:y1="2.096cm" svg:x2="7.209cm" svg:y2="2.096cm">
            <text:p/>
          </draw:line>
          <draw:custom-shape draw:style-name="gr108" draw:text-style-name="P1"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1"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1"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2" draw:layer="layout" svg:width="1.277cm" svg:height="0.979cm" svg:x="0.216cm" svg:y="1.544cm">
            <draw:text-box>
              <text:p><text:span text:style-name="T1">u1</text:span></text:p>
            </draw:text-box>
          </draw:frame>
          <draw:frame draw:style-name="gr111" draw:text-style-name="P2" draw:layer="layout" svg:width="1.278cm" svg:height="0.979cm" svg:x="10.971cm" svg:y="1.544cm">
            <draw:text-box>
              <text:p><text:span text:style-name="T1">u2</text:span></text:p>
            </draw:text-box>
          </draw:frame>
          <draw:g>
            <draw:g>
              <draw:line draw:style-name="gr112" draw:text-style-name="P1" draw:layer="layout" svg:x1="6.385cm" svg:y1="2.405cm" svg:x2="6.385cm" svg:y2="2.703cm">
                <text:p/>
              </draw:line>
              <draw:line draw:style-name="gr112" draw:text-style-name="P1" draw:layer="layout" svg:x1="5.924cm" svg:y1="2.702cm" svg:x2="6.85cm" svg:y2="2.702cm">
                <text:p/>
              </draw:line>
              <draw:line draw:style-name="gr112" draw:text-style-name="P1" draw:layer="layout" svg:x1="5.923cm" svg:y1="3.011cm" svg:x2="6.849cm" svg:y2="3.011cm">
                <text:p/>
              </draw:line>
              <draw:line draw:style-name="gr112" draw:text-style-name="P1" draw:layer="layout" svg:x1="6.384cm" svg:y1="3.011cm" svg:x2="6.384cm" svg:y2="3.33cm">
                <text:p/>
              </draw:line>
              <draw:custom-shape draw:style-name="gr108" draw:text-style-name="P1"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1" draw:layer="layout" svg:x1="6.387cm" svg:y1="2.096cm" svg:x2="6.387cm" svg:y2="2.394cm">
                <text:p/>
              </draw:line>
              <draw:line draw:style-name="gr113" draw:text-style-name="P1" draw:layer="layout" svg:x1="6.387cm" svg:y1="3.33cm" svg:x2="6.387cm" svg:y2="3.793cm">
                <text:p/>
              </draw:line>
            </draw:g>
            <draw:frame draw:style-name="gr114" draw:text-style-name="P21" draw:layer="layout" svg:width="2.179cm" svg:height="1.653cm" svg:x="5.284cm" svg:y="0.365cm">
              <draw:text-box>
                <text:p text:style-name="P1"><text:span text:style-name="T31">u1:1</text:span></text:p>
                <text:p text:style-name="P1"><text:span text:style-name="T31">2.2FF</text:span></text:p>
              </draw:text-box>
            </draw:frame>
          </draw:g>
          <draw:g>
            <draw:frame draw:style-name="gr115" draw:text-style-name="P22" draw:layer="layout" svg:width="1.895cm" svg:height="1.653cm" svg:x="4.138cm" svg:y="1.942cm">
              <draw:text-box>
                <text:p text:style-name="P1"><text:span text:style-name="T32">r1</text:span></text:p>
                <text:p text:style-name="P1"><text:span text:style-name="T32">3.1Ω</text:span></text:p>
              </draw:text-box>
            </draw:frame>
            <draw:g>
              <draw:line draw:style-name="gr116" draw:text-style-name="P1" draw:layer="layout" svg:x1="4.535cm" svg:y1="2.097cm" svg:x2="4.689cm" svg:y2="2.097cm">
                <text:p/>
              </draw:line>
              <draw:line draw:style-name="gr116" draw:text-style-name="P1" draw:layer="layout" svg:x1="4.681cm" svg:y1="2.097cm" svg:x2="4.835cm" svg:y2="1.943cm">
                <text:p/>
              </draw:line>
              <draw:line draw:style-name="gr116" draw:text-style-name="P1" draw:layer="layout" svg:x1="4.801cm" svg:y1="1.942cm" svg:x2="4.955cm" svg:y2="2.096cm">
                <text:p/>
              </draw:line>
              <draw:line draw:style-name="gr116" draw:text-style-name="P1" draw:layer="layout" svg:x1="4.93cm" svg:y1="2.097cm" svg:x2="5.084cm" svg:y2="1.943cm">
                <text:p/>
              </draw:line>
              <draw:line draw:style-name="gr116" draw:text-style-name="P1" draw:layer="layout" svg:x1="5.05cm" svg:y1="1.942cm" svg:x2="5.204cm" svg:y2="2.096cm">
                <text:p/>
              </draw:line>
              <draw:line draw:style-name="gr116" draw:text-style-name="P1" draw:layer="layout" svg:x1="5.178cm" svg:y1="2.098cm" svg:x2="5.332cm" svg:y2="1.944cm">
                <text:p/>
              </draw:line>
              <draw:line draw:style-name="gr116" draw:text-style-name="P1" draw:layer="layout" svg:x1="5.298cm" svg:y1="1.943cm" svg:x2="5.452cm" svg:y2="2.097cm">
                <text:p/>
              </draw:line>
              <draw:line draw:style-name="gr116" draw:text-style-name="P1" draw:layer="layout" svg:x1="5.427cm" svg:y1="2.097cm" svg:x2="5.581cm" svg:y2="2.097cm">
                <text:p/>
              </draw:line>
            </draw:g>
          </draw:g>
          <draw:g>
            <draw:frame draw:style-name="gr115" draw:text-style-name="P22" draw:layer="layout" svg:width="1.895cm" svg:height="1.653cm" svg:x="6.761cm" svg:y="1.942cm">
              <draw:text-box>
                <text:p text:style-name="P1"><text:span text:style-name="T32">r2</text:span></text:p>
                <text:p text:style-name="P1"><text:span text:style-name="T32">3.2Ω</text:span></text:p>
              </draw:text-box>
            </draw:frame>
            <draw:g>
              <draw:line draw:style-name="gr116" draw:text-style-name="P1" draw:layer="layout" svg:x1="7.158cm" svg:y1="2.097cm" svg:x2="7.312cm" svg:y2="2.097cm">
                <text:p/>
              </draw:line>
              <draw:line draw:style-name="gr116" draw:text-style-name="P1" draw:layer="layout" svg:x1="7.304cm" svg:y1="2.097cm" svg:x2="7.458cm" svg:y2="1.943cm">
                <text:p/>
              </draw:line>
              <draw:line draw:style-name="gr116" draw:text-style-name="P1" draw:layer="layout" svg:x1="7.424cm" svg:y1="1.942cm" svg:x2="7.578cm" svg:y2="2.096cm">
                <text:p/>
              </draw:line>
              <draw:line draw:style-name="gr116" draw:text-style-name="P1" draw:layer="layout" svg:x1="7.553cm" svg:y1="2.097cm" svg:x2="7.707cm" svg:y2="1.943cm">
                <text:p/>
              </draw:line>
              <draw:line draw:style-name="gr116" draw:text-style-name="P1" draw:layer="layout" svg:x1="7.673cm" svg:y1="1.942cm" svg:x2="7.827cm" svg:y2="2.096cm">
                <text:p/>
              </draw:line>
              <draw:line draw:style-name="gr116" draw:text-style-name="P1" draw:layer="layout" svg:x1="7.801cm" svg:y1="2.098cm" svg:x2="7.955cm" svg:y2="1.944cm">
                <text:p/>
              </draw:line>
              <draw:line draw:style-name="gr116" draw:text-style-name="P1" draw:layer="layout" svg:x1="7.921cm" svg:y1="1.943cm" svg:x2="8.075cm" svg:y2="2.097cm">
                <text:p/>
              </draw:line>
              <draw:line draw:style-name="gr116" draw:text-style-name="P1" draw:layer="layout" svg:x1="8.05cm" svg:y1="2.097cm" svg:x2="8.204cm" svg:y2="2.097cm">
                <text:p/>
              </draw:line>
            </draw:g>
          </draw:g>
          <draw:g>
            <draw:g>
              <draw:line draw:style-name="gr112" draw:text-style-name="P1" draw:layer="layout" svg:x1="3.457cm" svg:y1="2.416cm" svg:x2="3.457cm" svg:y2="2.714cm">
                <text:p/>
              </draw:line>
              <draw:line draw:style-name="gr112" draw:text-style-name="P1" draw:layer="layout" svg:x1="2.995cm" svg:y1="2.713cm" svg:x2="3.921cm" svg:y2="2.713cm">
                <text:p/>
              </draw:line>
              <draw:line draw:style-name="gr112" draw:text-style-name="P1" draw:layer="layout" svg:x1="2.994cm" svg:y1="3.022cm" svg:x2="3.92cm" svg:y2="3.022cm">
                <text:p/>
              </draw:line>
              <draw:line draw:style-name="gr112" draw:text-style-name="P1" draw:layer="layout" svg:x1="3.455cm" svg:y1="3.022cm" svg:x2="3.455cm" svg:y2="3.341cm">
                <text:p/>
              </draw:line>
              <draw:custom-shape draw:style-name="gr108" draw:text-style-name="P1"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1" draw:layer="layout" svg:x1="3.458cm" svg:y1="2.107cm" svg:x2="3.458cm" svg:y2="2.405cm">
                <text:p/>
              </draw:line>
              <draw:line draw:style-name="gr113" draw:text-style-name="P1" draw:layer="layout" svg:x1="3.458cm" svg:y1="3.341cm" svg:x2="3.458cm" svg:y2="3.804cm">
                <text:p/>
              </draw:line>
            </draw:g>
            <draw:frame draw:style-name="gr117" draw:text-style-name="P21" draw:layer="layout" svg:width="2.178cm" svg:height="1.654cm" svg:x="2.356cm" svg:y="0.376cm">
              <draw:text-box>
                <text:p text:style-name="P1"><text:span text:style-name="T31">u1:o</text:span></text:p>
                <text:p text:style-name="P1"><text:span text:style-name="T31">2.1FF</text:span></text:p>
              </draw:text-box>
            </draw:frame>
          </draw:g>
          <draw:g>
            <draw:g>
              <draw:line draw:style-name="gr112" draw:text-style-name="P1" draw:layer="layout" svg:x1="9.404cm" svg:y1="2.416cm" svg:x2="9.404cm" svg:y2="2.714cm">
                <text:p/>
              </draw:line>
              <draw:line draw:style-name="gr112" draw:text-style-name="P1" draw:layer="layout" svg:x1="8.942cm" svg:y1="2.713cm" svg:x2="9.868cm" svg:y2="2.713cm">
                <text:p/>
              </draw:line>
              <draw:line draw:style-name="gr112" draw:text-style-name="P1" draw:layer="layout" svg:x1="8.941cm" svg:y1="3.022cm" svg:x2="9.867cm" svg:y2="3.022cm">
                <text:p/>
              </draw:line>
              <draw:line draw:style-name="gr112" draw:text-style-name="P1" draw:layer="layout" svg:x1="9.403cm" svg:y1="3.022cm" svg:x2="9.403cm" svg:y2="3.341cm">
                <text:p/>
              </draw:line>
              <draw:custom-shape draw:style-name="gr108" draw:text-style-name="P1"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1" draw:layer="layout" svg:x1="9.405cm" svg:y1="2.107cm" svg:x2="9.405cm" svg:y2="2.405cm">
                <text:p/>
              </draw:line>
              <draw:line draw:style-name="gr113" draw:text-style-name="P1" draw:layer="layout" svg:x1="9.405cm" svg:y1="3.341cm" svg:x2="9.405cm" svg:y2="3.804cm">
                <text:p/>
              </draw:line>
            </draw:g>
            <draw:frame draw:style-name="gr117" draw:text-style-name="P21" draw:layer="layout" svg:width="2.178cm" svg:height="1.654cm" svg:x="8.303cm" svg:y="0.376cm">
              <draw:text-box>
                <text:p text:style-name="P1"><text:span text:style-name="T31">u2:a</text:span></text:p>
                <text:p text:style-name="P1"><text:span text:style-name="T31">2.3FF</text:span></text:p>
              </draw:text-box>
            </draw:frame>
          </draw:g>
          <draw:line draw:style-name="gr107" draw:text-style-name="P1" draw:layer="layout" svg:x1="2.375cm" svg:y1="2.096cm" svg:x2="4.535cm" svg:y2="2.096cm">
            <text:p/>
          </draw:line>
          <draw:line draw:style-name="gr107" draw:text-style-name="P1" draw:layer="layout" svg:x1="8.195cm" svg:y1="2.096cm" svg:x2="11.014cm" svg:y2="2.096cm">
            <text:p/>
          </draw:line>
        </draw:g>
        <draw:custom-shape draw:style-name="gr118" draw:text-style-name="P23" xml:id="id1" draw:id="id1" draw:layer="layout" svg:width="2.16cm" svg:height="2.159cm" svg:x="15.057cm" svg:y="0.828cm">
          <text:p text:style-name="P1"><text:span text:style-name="T1">u1:o</text:span></text:p>
          <text:p text:style-name="P1"><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3" xml:id="id2" draw:id="id2" draw:layer="layout" svg:width="2.16cm" svg:height="2.159cm" svg:x="20.611cm" svg:y="0.828cm">
          <text:p text:style-name="P1"><text:span text:style-name="T1">u1:1</text:span></text:p>
          <text:p text:style-name="P1"><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3" xml:id="id3" draw:id="id3" draw:layer="layout" svg:width="2.161cm" svg:height="2.159cm" svg:x="25.547cm" svg:y="0.828cm">
          <text:p text:style-name="P1"><text:span text:style-name="T1">u2:a</text:span></text:p>
          <text:p text:style-name="P1"><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9" draw:text-style-name="P24" draw:layer="layout" svg:x1="17.217cm" svg:y1="1.908cm" svg:x2="20.611cm" svg:y2="1.908cm" draw:start-shape="id1" draw:start-glue-point="10" draw:end-shape="id2" draw:end-glue-point="6" svg:d="m17217 1908h3394">
          <text:p text:style-name="P1"><text:span text:style-name="T33"><text:line-break/></text:span><text:span text:style-name="T33"><text:line-break/></text:span><text:span text:style-name="T33">r1</text:span><text:span text:style-name="T33"><text:line-break/></text:span><text:span text:style-name="T33">3.1Ω</text:span></text:p>
        </draw:connector>
        <draw:connector draw:style-name="gr119" draw:text-style-name="P24" draw:layer="layout" svg:x1="22.771cm" svg:y1="1.908cm" svg:x2="25.547cm" svg:y2="1.908cm" draw:start-shape="id2" draw:start-glue-point="10" draw:end-shape="id3" draw:end-glue-point="6" svg:d="m22771 1908h2776">
          <text:p text:style-name="P1"><text:span text:style-name="T33"><text:line-break/></text:span><text:span text:style-name="T33"><text:line-break/></text:span><text:span text:style-name="T33">r2</text:span></text:p>
          <text:p text:style-name="P1"><text:span text:style-name="T33">3.2Ω</text:span></text:p>
        </draw:connector>
        <draw:frame draw:style-name="gr120" draw:text-style-name="P2" draw:layer="layout" svg:width="10.103cm" svg:height="1.169cm" svg:x="2.851cm" svg:y="4.53cm">
          <draw:text-box>
            <text:p><text:span text:style-name="T1">a) exemplo de interconexão</text:span></text:p>
          </draw:text-box>
        </draw:frame>
        <draw:frame draw:style-name="gr121" draw:text-style-name="P2" draw:layer="layout" svg:width="8.823cm" svg:height="1.169cm" svg:x="18.139cm" svg:y="4.53cm">
          <draw:text-box>
            <text:p><text:span text:style-name="T1">b) grafo correspondente</text:span></text:p>
          </draw:text-box>
        </draw:frame>
      </draw:page>
      <draw:page draw:name="page12" draw:style-name="dp1" draw:master-page-name="Default">
        <draw:line draw:style-name="gr1" draw:text-style-name="P1" draw:layer="layout" svg:x1="22.251cm" svg:y1="2.623cm" svg:x2="24.762cm" svg:y2="2.623cm">
          <text:p/>
        </draw:line>
        <draw:line draw:style-name="gr1" draw:text-style-name="P1" draw:layer="layout" svg:x1="8.367cm" svg:y1="2.632cm" svg:x2="18.653cm" svg:y2="2.632cm">
          <text:p/>
        </draw:line>
        <draw:custom-shape draw:style-name="gr5" draw:text-style-name="P1" draw:layer="layout" svg:width="0.685cm" svg:height="1.826cm" draw:transform="rotate (1.5707963267949) translate (24.533cm 2.97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draw:layer="layout" svg:width="3.196cm" svg:height="3.196cm" draw:transform="rotate (-1.5707963267949) translate (21.76cm 1.02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742cm" svg:y="2.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501cm" svg:y="0.697cm">
          <draw:text-box>
            <text:p><text:span text:style-name="T3">u2</text:span></text:p>
          </draw:text-box>
        </draw:frame>
        <draw:frame draw:style-name="gr4" draw:text-style-name="P2" draw:layer="layout" svg:width="1.253cm" svg:height="1.159cm" svg:x="20.787cm" svg:y="2.15cm">
          <draw:text-box>
            <text:p><text:span text:style-name="T1">o</text:span></text:p>
          </draw:text-box>
        </draw:frame>
        <draw:frame draw:style-name="gr4" draw:text-style-name="P2" draw:layer="layout" svg:width="1.253cm" svg:height="1.159cm" svg:x="18.473cm" svg:y="2.186cm">
          <draw:text-box>
            <text:p><text:span text:style-name="T1">a</text:span></text:p>
          </draw:text-box>
        </draw:frame>
        <draw:line draw:style-name="gr16" draw:text-style-name="P1" draw:layer="layout" svg:x1="19.12cm" svg:y1="2.623cm" svg:x2="20.898cm" svg:y2="2.623cm">
          <text:p/>
        </draw:line>
        <draw:frame draw:style-name="gr17" draw:text-style-name="P3" draw:layer="layout" svg:width="1.61cm" svg:height="1.023cm" svg:x="24.521cm" svg:y="2.256cm">
          <draw:text-box>
            <text:p><text:span text:style-name="T2">out</text:span></text:p>
          </draw:text-box>
        </draw:frame>
        <draw:custom-shape draw:style-name="gr2" draw:text-style-name="P1" draw:layer="layout" svg:width="3.196cm" svg:height="3.195cm" svg:x="6.379cm" svg:y="1.0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586cm" svg:y="2.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942cm" svg:y="2.231cm">
          <draw:text-box>
            <text:p><text:span text:style-name="T1">o</text:span></text:p>
          </draw:text-box>
        </draw:frame>
        <draw:frame draw:style-name="gr4" draw:text-style-name="P2" draw:layer="layout" svg:width="1.253cm" svg:height="1.159cm" svg:x="6.268cm" svg:y="1.335cm">
          <draw:text-box>
            <text:p><text:span text:style-name="T1">a</text:span></text:p>
          </draw:text-box>
        </draw:frame>
        <draw:frame draw:style-name="gr4" draw:text-style-name="P2" draw:layer="layout" svg:width="1.253cm" svg:height="1.159cm" svg:x="6.227cm" svg:y="3.271cm">
          <draw:text-box>
            <text:p><text:span text:style-name="T1">b</text:span></text:p>
          </draw:text-box>
        </draw:frame>
        <draw:line draw:style-name="gr1" draw:text-style-name="P1" draw:layer="layout" svg:x1="3.869cm" svg:y1="1.72cm" svg:x2="6.38cm" svg:y2="1.72cm">
          <text:p/>
        </draw:line>
        <draw:custom-shape draw:style-name="gr6" draw:text-style-name="P1" draw:layer="layout" svg:width="0.685cm" svg:height="1.826cm" draw:transform="rotate (1.5707963267949) translate (2.258cm 2.074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2.308cm" svg:y="1.362cm">
          <draw:text-box>
            <text:p><text:span text:style-name="T2">inp1</text:span></text:p>
          </draw:text-box>
        </draw:frame>
        <draw:line draw:style-name="gr1" draw:text-style-name="P1" draw:layer="layout" svg:x1="3.869cm" svg:y1="3.698cm" svg:x2="6.38cm" svg:y2="3.698cm">
          <text:p/>
        </draw:line>
        <draw:custom-shape draw:style-name="gr6" draw:text-style-name="P1" draw:layer="layout" svg:width="0.685cm" svg:height="1.826cm" draw:transform="rotate (1.5707963267949) translate (2.258cm 4.05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2.309cm" svg:y="3.399cm">
          <draw:text-box>
            <text:p><text:span text:style-name="T2">inp2</text:span></text:p>
          </draw:text-box>
        </draw:frame>
        <draw:frame draw:style-name="gr9" draw:text-style-name="P4" draw:layer="layout" svg:width="2.165cm" svg:height="1.094cm" svg:x="6.902cm" svg:y="0.199cm">
          <draw:text-box>
            <text:p><text:span text:style-name="T3">u1</text:span></text:p>
          </draw:text-box>
        </draw:frame>
        <draw:line draw:style-name="gr16" draw:text-style-name="P1" draw:layer="layout" svg:x1="6.908cm" svg:y1="1.723cm" svg:x2="9.067cm" svg:y2="2.612cm">
          <text:p/>
        </draw:line>
        <draw:line draw:style-name="gr16" draw:text-style-name="P1" draw:layer="layout" svg:x1="6.908cm" svg:y1="3.755cm" svg:x2="9.067cm" svg:y2="2.739cm">
          <text:p/>
        </draw:line>
        <draw:line draw:style-name="gr1" draw:text-style-name="P1" draw:layer="layout" svg:x1="10.271cm" svg:y1="8.451cm" svg:x2="19.416cm" svg:y2="8.451cm">
          <text:p/>
        </draw:line>
        <draw:frame draw:style-name="gr15" draw:text-style-name="P4" draw:layer="layout" svg:width="2.166cm" svg:height="1.729cm" svg:x="20.17cm" svg:y="6.947cm">
          <draw:text-box>
            <text:p><text:span text:style-name="T3">u2</text:span></text:p>
          </draw:text-box>
        </draw:frame>
        <draw:line draw:style-name="gr1" draw:text-style-name="P1" draw:layer="layout" svg:x1="4.632cm" svg:y1="7.539cm" svg:x2="7.143cm" svg:y2="7.539cm">
          <text:p/>
        </draw:line>
        <draw:line draw:style-name="gr1" draw:text-style-name="P1" draw:layer="layout" svg:x1="4.632cm" svg:y1="9.517cm" svg:x2="7.143cm" svg:y2="9.517cm">
          <text:p/>
        </draw:line>
        <draw:frame draw:style-name="gr9" draw:text-style-name="P4" draw:layer="layout" svg:width="2.165cm" svg:height="1.094cm" svg:x="8.112cm" svg:y="6.312cm">
          <draw:text-box>
            <text:p><text:span text:style-name="T3">u1</text:span></text:p>
          </draw:text-box>
        </draw:frame>
        <draw:custom-shape draw:style-name="gr122" draw:text-style-name="P25" draw:layer="layout" svg:width="5.715cm" svg:height="2.54cm" svg:x="11.795cm" svg:y="7.201cm">
          <text:p/>
          <draw:enhanced-geometry svg:viewBox="0 0 21600 21600" draw:type="rectangle" draw:enhanced-path="M 0 0 L 21600 0 21600 21600 0 21600 0 0 Z N"/>
        </draw:custom-shape>
        <draw:custom-shape draw:style-name="gr60" draw:text-style-name="P1" draw:layer="layout" svg:width="1.143cm" svg:height="1.143cm" svg:x="23.606cm" svg:y="7.836cm">
          <text:p text:style-name="P1">…</text:p>
          <draw:enhanced-geometry svg:viewBox="0 0 21600 21600" draw:type="rectangle" draw:enhanced-path="M 0 0 L 21600 0 21600 21600 0 21600 0 0 Z N"/>
        </draw:custom-shape>
        <draw:custom-shape draw:style-name="gr122" draw:text-style-name="P1" draw:layer="layout" svg:width="1.905cm" svg:height="1.905cm" svg:x="3.032cm" svg:y="6.412cm">
          <text:p/>
          <draw:enhanced-geometry svg:viewBox="0 0 21600 21600" draw:type="rectangle" draw:enhanced-path="M 0 0 L 21600 0 21600 21600 0 21600 0 0 Z N"/>
        </draw:custom-shape>
        <draw:frame draw:style-name="gr7" draw:text-style-name="P3" draw:layer="layout" svg:width="1.86cm" svg:height="1.023cm" svg:x="3.413cm" svg:y="6.559cm">
          <draw:text-box>
            <text:p><text:span text:style-name="T2">inp1</text:span></text:p>
          </draw:text-box>
        </draw:frame>
        <draw:g>
          <draw:line draw:style-name="gr123" draw:text-style-name="P1" xml:id="id4" draw:id="id4" draw:layer="layout" svg:x1="3.286cm" svg:y1="7.963cm" svg:x2="3.159cm" svg:y2="7.963cm">
            <text:p/>
          </draw:line>
          <draw:line draw:style-name="gr123" draw:text-style-name="P1" xml:id="id5" draw:id="id5" draw:layer="layout" svg:x1="4.34cm" svg:y1="7.201cm" svg:x2="4.683cm" svg:y2="7.201cm">
            <text:p/>
          </draw:line>
          <draw:connector draw:style-name="gr123" draw:text-style-name="P1" draw:layer="layout" draw:type="lines" draw:line-skew="-0.12cm 0.336cm" svg:x1="3.286cm" svg:y1="7.963cm" svg:x2="4.34cm" svg:y2="7.201cm" draw:start-shape="id4" draw:start-glue-point="1" draw:end-shape="id5" draw:end-glue-point="3" svg:d="m3286 7963h381l508-762h165">
            <text:p/>
          </draw:connector>
        </draw:g>
        <draw:g>
          <draw:custom-shape draw:style-name="gr122" draw:text-style-name="P1" draw:layer="layout" svg:width="1.905cm" svg:height="1.905cm" svg:x="3.033cm" svg:y="8.525cm">
            <text:p/>
            <draw:enhanced-geometry svg:viewBox="0 0 21600 21600" draw:type="rectangle" draw:enhanced-path="M 0 0 L 21600 0 21600 21600 0 21600 0 0 Z N"/>
          </draw:custom-shape>
          <draw:frame draw:style-name="gr7" draw:text-style-name="P3" draw:layer="layout" svg:width="1.86cm" svg:height="1.023cm" svg:x="3.414cm" svg:y="8.672cm">
            <draw:text-box>
              <text:p><text:span text:style-name="T2">inp2</text:span></text:p>
            </draw:text-box>
          </draw:frame>
          <draw:g>
            <draw:line draw:style-name="gr123" draw:text-style-name="P1" xml:id="id6" draw:id="id6" draw:layer="layout" svg:x1="3.287cm" svg:y1="10.076cm" svg:x2="3.16cm" svg:y2="10.076cm">
              <text:p/>
            </draw:line>
            <draw:line draw:style-name="gr123" draw:text-style-name="P1" xml:id="id7" draw:id="id7" draw:layer="layout" svg:x1="4.341cm" svg:y1="9.314cm" svg:x2="4.684cm" svg:y2="9.314cm">
              <text:p/>
            </draw:line>
            <draw:connector draw:style-name="gr123" draw:text-style-name="P1" draw:layer="layout" draw:type="lines" draw:line-skew="-0.12cm 0.336cm" svg:x1="3.287cm" svg:y1="10.076cm" svg:x2="4.341cm" svg:y2="9.314cm" draw:start-shape="id6" draw:start-glue-point="1" draw:end-shape="id7" draw:end-glue-point="3" svg:d="m3287 10076h381l508-762h165">
              <text:p/>
            </draw:connector>
          </draw:g>
        </draw:g>
        <draw:custom-shape draw:style-name="gr122" draw:text-style-name="P1" draw:layer="layout" svg:width="3.429cm" svg:height="2.54cm" svg:x="6.987cm" svg:y="7.285cm">
          <text:p/>
          <draw:enhanced-geometry svg:viewBox="0 0 21600 21600" draw:type="rectangle" draw:enhanced-path="M 0 0 L 21600 0 21600 21600 0 21600 0 0 Z N"/>
        </draw:custom-shape>
        <draw:frame draw:style-name="gr4" draw:text-style-name="P2" draw:layer="layout" svg:width="1.253cm" svg:height="1.159cm" svg:x="7.088cm" svg:y="7.358cm">
          <draw:text-box>
            <text:p><text:span text:style-name="T1">a</text:span></text:p>
          </draw:text-box>
        </draw:frame>
        <draw:frame draw:style-name="gr124" draw:text-style-name="P2" draw:layer="layout" svg:width="1.115cm" svg:height="1.032cm" svg:x="7.115cm" svg:y="8.963cm">
          <draw:text-box>
            <text:p><text:span text:style-name="T1">b</text:span></text:p>
          </draw:text-box>
        </draw:frame>
        <draw:frame draw:style-name="gr3" draw:text-style-name="P2" draw:layer="layout" svg:width="1.252cm" svg:height="1.16cm" svg:x="9.654cm" svg:y="8.157cm">
          <draw:text-box>
            <text:p><text:span text:style-name="T1">o</text:span></text:p>
          </draw:text-box>
        </draw:frame>
        <draw:line draw:style-name="gr32" draw:text-style-name="P1" draw:layer="layout" svg:x1="8.112cm" svg:y1="7.709cm" svg:x2="9.763cm" svg:y2="8.471cm">
          <text:p/>
        </draw:line>
        <draw:custom-shape draw:style-name="gr125" draw:text-style-name="P1" draw:layer="layout" svg:width="0.127cm" svg:height="0.127cm" svg:x="11.00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27cm" svg:height="0.127cm" svg:x="18.272cm" svg:y="8.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3.174cm" svg:height="1.271cm" svg:x="19.289cm" svg:y="7.836cm">
          <text:p/>
          <draw:enhanced-geometry svg:viewBox="0 0 21600 21600" draw:type="rectangle" draw:enhanced-path="M 0 0 L 21600 0 21600 21600 0 21600 0 0 Z N"/>
        </draw:custom-shape>
        <draw:frame draw:style-name="gr4" draw:text-style-name="P2" draw:layer="layout" svg:width="1.253cm" svg:height="1.159cm" svg:x="21.651cm" svg:y="8.07cm">
          <draw:text-box>
            <text:p><text:span text:style-name="T1">o</text:span></text:p>
          </draw:text-box>
        </draw:frame>
        <draw:frame draw:style-name="gr4" draw:text-style-name="P2" draw:layer="layout" svg:width="1.253cm" svg:height="1.159cm" svg:x="19.237cm" svg:y="8.006cm">
          <draw:text-box>
            <text:p><text:span text:style-name="T1">a</text:span></text:p>
          </draw:text-box>
        </draw:frame>
        <draw:line draw:style-name="gr32" draw:text-style-name="P1" draw:layer="layout" svg:x1="19.924cm" svg:y1="8.472cm" svg:x2="21.702cm" svg:y2="8.472cm">
          <text:p/>
        </draw:line>
        <draw:frame draw:style-name="gr21" draw:text-style-name="P26" draw:layer="layout" svg:width="0.959cm" svg:height="0.962cm" svg:x="10.616cm" svg:y="7.582cm">
          <draw:text-box>
            <text:p><text:span text:style-name="T34">A</text:span></text:p>
          </draw:text-box>
        </draw:frame>
        <draw:frame draw:style-name="gr21" draw:text-style-name="P26" draw:layer="layout" svg:width="0.959cm" svg:height="0.962cm" svg:x="17.867cm" svg:y="7.582cm">
          <draw:text-box>
            <text:p><text:span text:style-name="T34">B</text:span></text:p>
          </draw:text-box>
        </draw:frame>
        <draw:line draw:style-name="gr32" draw:text-style-name="P1" draw:layer="layout" svg:x1="11.795cm" svg:y1="10.503cm" svg:x2="17.891cm" svg:y2="10.503cm">
          <text:p/>
        </draw:line>
        <draw:frame draw:style-name="gr21" draw:text-style-name="P3" draw:layer="layout" svg:width="4.875cm" svg:height="1.199cm" svg:x="11.668cm" svg:y="10.503cm">
          <draw:text-box>
            <text:p><text:span text:style-name="T2">Atraso da interconexão</text:span></text:p>
            <text:p><text:span text:style-name="T2">Degradação no </text:span><text:span text:style-name="T35">slew</text:span></text:p>
          </draw:text-box>
        </draw:frame>
        <draw:frame draw:style-name="gr126" draw:text-style-name="P27" draw:layer="layout" svg:width="4.164cm" svg:height="1.674cm" svg:x="13.573cm" svg:y="7.859cm">
          <draw:text-box>
            <text:p text:style-name="P1"><text:span text:style-name="T2">Modelo de</text:span></text:p>
            <text:p text:style-name="P1"><text:span text:style-name="T2">Interconexão</text:span></text:p>
          </draw:text-box>
        </draw:frame>
        <draw:g>
          <draw:custom-shape draw:style-name="gr122" draw:text-style-name="P1" draw:layer="layout" svg:width="2.032cm" svg:height="1.905cm" svg:x="12.176cm" svg:y="7.455cm">
            <text:p/>
            <draw:enhanced-geometry svg:viewBox="0 0 21600 21600" draw:mirror-horizontal="false" draw:mirror-vertical="false" draw:type="rectangle" draw:enhanced-path="M 0 0 L 21600 0 21600 21600 0 21600 0 0 Z N"/>
          </draw:custom-shape>
          <draw:g>
            <draw:line draw:style-name="gr127" draw:text-style-name="P1" draw:layer="layout" svg:x1="13.041cm" svg:y1="8.925cm" svg:x2="13.041cm" svg:y2="9.265cm">
              <text:p/>
            </draw:line>
            <draw:line draw:style-name="gr127" draw:text-style-name="P1" draw:layer="layout" svg:x1="12.602cm" svg:y1="8.63cm" svg:x2="13.491cm" svg:y2="8.63cm">
              <text:p/>
            </draw:line>
            <draw:line draw:style-name="gr127" draw:text-style-name="P1" draw:layer="layout" svg:x1="12.603cm" svg:y1="8.93cm" svg:x2="13.492cm" svg:y2="8.93cm">
              <text:p/>
            </draw:line>
            <draw:line draw:style-name="gr127" draw:text-style-name="P1" draw:layer="layout" svg:x1="13.041cm" svg:y1="8.29cm" svg:x2="13.041cm" svg:y2="8.63cm">
              <text:p/>
            </draw:line>
          </draw:g>
          <draw:frame draw:style-name="gr128" draw:text-style-name="P4" draw:layer="layout" svg:width="3.373cm" svg:height="0.962cm" svg:x="12.232cm" svg:y="7.328cm">
            <draw:text-box>
              <text:p><text:span text:style-name="T3">load</text:span></text:p>
            </draw:text-box>
          </draw:frame>
        </draw:g>
        <draw:custom-shape draw:style-name="gr89" draw:text-style-name="P1" draw:layer="layout" svg:width="2.032cm" svg:height="0.862cm" svg:x="7.758cm" svg:y="8.625cm">
          <text:p/>
          <draw:enhanced-geometry svg:viewBox="0 0 21600 21600" draw:glue-points="10800 0 0 10800 10800 21600 21600 10800" draw:type="flowchart-process" draw:enhanced-path="M 0 0 L 21600 0 21600 21600 0 21600 0 0 Z N"/>
        </draw:custom-shape>
        <draw:line draw:style-name="gr32" draw:text-style-name="P1" draw:layer="layout" svg:x1="7.858cm" svg:y1="9.36cm" svg:x2="9.736cm" svg:y2="8.752cm">
          <text:p/>
        </draw:line>
        <draw:custom-shape draw:style-name="gr129" draw:text-style-name="P1" draw:layer="layout" svg:width="3.302cm" svg:height="2.54cm" svg:x="7.123cm" svg:y="9.614cm">
          <text:p/>
          <draw:enhanced-geometry svg:viewBox="0 0 21600 21600" draw:text-areas="?f0 0 ?f2 ?f5" draw:type="down-arrow" draw:modifiers="11306.1896243292 2831.607629427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5" draw:layer="layout" svg:width="4.371cm" svg:height="1.673cm" svg:x="6.461cm" svg:y="12.281cm">
          <draw:text-box>
            <text:p text:style-name="P1"><text:span text:style-name="T3">Biblioteca</text:span><text:span text:style-name="T3"><text:line-break/></text:span><text:span text:style-name="T36">Standard-Cell</text:span></text:p>
          </draw:text-box>
        </draw:frame>
        <draw:frame draw:style-name="gr21" draw:text-style-name="P4" draw:layer="layout" svg:width="1.065cm" svg:height="0.962cm" svg:x="0.492cm" svg:y="2.959cm">
          <draw:text-box>
            <text:p><text:span text:style-name="T3">a)</text:span></text:p>
          </draw:text-box>
        </draw:frame>
        <draw:frame draw:style-name="gr21" draw:text-style-name="P4" draw:layer="layout" svg:width="1.065cm" svg:height="0.962cm" svg:x="0.493cm" svg:y="7.658cm">
          <draw:text-box>
            <text:p><text:span text:style-name="T3">b)</text:span></text:p>
          </draw:text-box>
        </draw:frame>
      </draw:page>
      <draw:page draw:name="page13" draw:style-name="dp1" draw:master-page-name="Default">
        <draw:line draw:style-name="gr123" draw:text-style-name="P1" draw:layer="layout" svg:x1="13.473cm" svg:y1="4.329cm" svg:x2="15.378cm" svg:y2="4.329cm">
          <text:p/>
        </draw:line>
        <draw:frame draw:style-name="gr21" draw:text-style-name="P28" draw:layer="layout" svg:width="9.79cm" svg:height="1.673cm" svg:x="0.608cm" svg:y="0.619cm">
          <draw:text-box>
            <text:p><text:span text:style-name="T37">DESENHO PORTA LOGICA</text:span><text:span text:style-name="T37"><text:line-break/></text:span><text:span text:style-name="T37">INPUT SLEW X OUTPUT LOAD</text:span></text:p>
          </draw:text-box>
        </draw:frame>
        <draw:custom-shape draw:style-name="gr2" draw:text-style-name="P1" draw:layer="layout" svg:width="3.196cm" svg:height="3.195cm" svg:x="9.708cm" svg:y="2.72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12.915cm" svg:y="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12.271cm" svg:y="3.921cm">
          <draw:text-box>
            <text:p><text:span text:style-name="T1">o</text:span></text:p>
          </draw:text-box>
        </draw:frame>
        <draw:frame draw:style-name="gr4" draw:text-style-name="P2" draw:layer="layout" svg:width="1.253cm" svg:height="1.159cm" svg:x="9.597cm" svg:y="3.025cm">
          <draw:text-box>
            <text:p><text:span text:style-name="T1">a</text:span></text:p>
          </draw:text-box>
        </draw:frame>
        <draw:frame draw:style-name="gr4" draw:text-style-name="P2" draw:layer="layout" svg:width="1.253cm" svg:height="1.159cm" svg:x="9.556cm" svg:y="4.961cm">
          <draw:text-box>
            <text:p><text:span text:style-name="T1">b</text:span></text:p>
          </draw:text-box>
        </draw:frame>
        <draw:line draw:style-name="gr1" draw:text-style-name="P1" draw:layer="layout" svg:x1="7.198cm" svg:y1="3.41cm" svg:x2="9.709cm" svg:y2="3.41cm">
          <text:p/>
        </draw:line>
        <draw:line draw:style-name="gr1" draw:text-style-name="P1" draw:layer="layout" svg:x1="7.198cm" svg:y1="5.388cm" svg:x2="9.709cm" svg:y2="5.388cm">
          <text:p/>
        </draw:line>
        <draw:frame draw:style-name="gr9" draw:text-style-name="P4" draw:layer="layout" svg:width="2.165cm" svg:height="1.094cm" svg:x="10.231cm" svg:y="1.889cm">
          <draw:text-box>
            <text:p><text:span text:style-name="T3">u1</text:span></text:p>
          </draw:text-box>
        </draw:frame>
        <draw:line draw:style-name="gr16" draw:text-style-name="P1" draw:layer="layout" svg:x1="10.237cm" svg:y1="3.413cm" svg:x2="12.396cm" svg:y2="4.302cm">
          <text:p/>
        </draw:line>
        <draw:line draw:style-name="gr16" draw:text-style-name="P1" draw:layer="layout" svg:x1="10.237cm" svg:y1="5.445cm" svg:x2="12.396cm" svg:y2="4.429cm">
          <text:p/>
        </draw:line>
        <draw:custom-shape draw:style-name="gr122" draw:text-style-name="P1" draw:layer="layout" svg:width="1.905cm" svg:height="1.905cm" svg:x="6.406cm" svg:y="2.651cm">
          <text:p/>
          <draw:enhanced-geometry svg:viewBox="0 0 21600 21600" draw:type="rectangle" draw:enhanced-path="M 0 0 L 21600 0 21600 21600 0 21600 0 0 Z N"/>
        </draw:custom-shape>
        <draw:frame draw:style-name="gr7" draw:text-style-name="P3" draw:layer="layout" svg:width="1.86cm" svg:height="1.023cm" svg:x="6.787cm" svg:y="2.798cm">
          <draw:text-box>
            <text:p><text:span text:style-name="T2">inp1</text:span></text:p>
          </draw:text-box>
        </draw:frame>
        <draw:g>
          <draw:line draw:style-name="gr123" draw:text-style-name="P1" xml:id="id8" draw:id="id8" draw:layer="layout" svg:x1="6.66cm" svg:y1="4.202cm" svg:x2="6.533cm" svg:y2="4.202cm">
            <text:p/>
          </draw:line>
          <draw:line draw:style-name="gr123" draw:text-style-name="P1" xml:id="id9" draw:id="id9" draw:layer="layout" svg:x1="7.714cm" svg:y1="3.44cm" svg:x2="8.057cm" svg:y2="3.44cm">
            <text:p/>
          </draw:line>
          <draw:connector draw:style-name="gr123" draw:text-style-name="P1" draw:layer="layout" draw:type="lines" draw:line-skew="-0.12cm 0.336cm" svg:x1="6.66cm" svg:y1="4.202cm" svg:x2="7.714cm" svg:y2="3.44cm" draw:start-shape="id8" draw:start-glue-point="1" draw:end-shape="id9" draw:end-glue-point="3" svg:d="m6660 4202h381l508-762h165">
            <text:p/>
          </draw:connector>
        </draw:g>
        <draw:custom-shape draw:style-name="gr122" draw:text-style-name="P1" draw:layer="layout" svg:width="1.905cm" svg:height="1.905cm" svg:x="6.406cm" svg:y="4.683cm">
          <text:p/>
          <draw:enhanced-geometry svg:viewBox="0 0 21600 21600" draw:type="rectangle" draw:enhanced-path="M 0 0 L 21600 0 21600 21600 0 21600 0 0 Z N"/>
        </draw:custom-shape>
        <draw:frame draw:style-name="gr7" draw:text-style-name="P3" draw:layer="layout" svg:width="1.86cm" svg:height="1.023cm" svg:x="6.787cm" svg:y="4.83cm">
          <draw:text-box>
            <text:p><text:span text:style-name="T2">inp2</text:span></text:p>
          </draw:text-box>
        </draw:frame>
        <draw:g>
          <draw:line draw:style-name="gr123" draw:text-style-name="P1" xml:id="id10" draw:id="id10" draw:layer="layout" svg:x1="6.66cm" svg:y1="6.234cm" svg:x2="6.533cm" svg:y2="6.234cm">
            <text:p/>
          </draw:line>
          <draw:line draw:style-name="gr123" draw:text-style-name="P1" xml:id="id11" draw:id="id11" draw:layer="layout" svg:x1="7.714cm" svg:y1="5.472cm" svg:x2="8.057cm" svg:y2="5.472cm">
            <text:p/>
          </draw:line>
          <draw:connector draw:style-name="gr123" draw:text-style-name="P1" draw:layer="layout" draw:type="lines" draw:line-skew="-0.12cm 0.336cm" svg:x1="6.66cm" svg:y1="6.234cm" svg:x2="7.714cm" svg:y2="5.472cm" draw:start-shape="id10" draw:start-glue-point="1" draw:end-shape="id11" draw:end-glue-point="3" svg:d="m6660 6234h381l508-762h165">
            <text:p/>
          </draw:connector>
        </draw:g>
        <draw:custom-shape draw:style-name="gr122" draw:text-style-name="P25" draw:layer="layout" svg:width="5.715cm" svg:height="2.54cm" svg:x="15.124cm" svg:y="3.032cm">
          <text:p/>
          <draw:enhanced-geometry svg:viewBox="0 0 21600 21600" draw:type="rectangle" draw:enhanced-path="M 0 0 L 21600 0 21600 21600 0 21600 0 0 Z N"/>
        </draw:custom-shape>
        <draw:g>
          <draw:custom-shape draw:style-name="gr122" draw:text-style-name="P1" draw:layer="layout" svg:width="2.032cm" svg:height="1.905cm" svg:x="15.505cm" svg:y="3.286cm">
            <text:p/>
            <draw:enhanced-geometry svg:viewBox="0 0 21600 21600" draw:mirror-horizontal="false" draw:mirror-vertical="false" draw:type="rectangle" draw:enhanced-path="M 0 0 L 21600 0 21600 21600 0 21600 0 0 Z N"/>
          </draw:custom-shape>
          <draw:g>
            <draw:line draw:style-name="gr127" draw:text-style-name="P1" draw:layer="layout" svg:x1="16.37cm" svg:y1="4.756cm" svg:x2="16.37cm" svg:y2="5.096cm">
              <text:p/>
            </draw:line>
            <draw:line draw:style-name="gr127" draw:text-style-name="P1" draw:layer="layout" svg:x1="15.931cm" svg:y1="4.461cm" svg:x2="16.82cm" svg:y2="4.461cm">
              <text:p/>
            </draw:line>
            <draw:line draw:style-name="gr127" draw:text-style-name="P1" draw:layer="layout" svg:x1="15.932cm" svg:y1="4.761cm" svg:x2="16.821cm" svg:y2="4.761cm">
              <text:p/>
            </draw:line>
            <draw:line draw:style-name="gr127" draw:text-style-name="P1" draw:layer="layout" svg:x1="16.37cm" svg:y1="4.121cm" svg:x2="16.37cm" svg:y2="4.461cm">
              <text:p/>
            </draw:line>
          </draw:g>
          <draw:frame draw:style-name="gr128" draw:text-style-name="P4" draw:layer="layout" svg:width="3.373cm" svg:height="0.962cm" svg:x="15.561cm" svg:y="3.159cm">
            <draw:text-box>
              <text:p><text:span text:style-name="T3">load</text:span></text:p>
            </draw:text-box>
          </draw:frame>
        </draw:g>
      </draw:page>
      <draw:page draw:name="page14" draw:style-name="dp1" draw:master-page-name="Default">
        <draw:g>
          <draw:custom-shape draw:style-name="gr130" draw:text-style-name="P29" xml:id="id19" draw:id="id19" draw:layer="layout" svg:width="11.766cm" svg:height="6.003cm" svg:x="12.712cm" svg:y="2.678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30" draw:text-style-name="P29" draw:layer="layout" svg:width="11.766cm" svg:height="8.655cm" svg:x="12.712cm" svg:y="10.775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60" draw:text-style-name="P30" xml:id="id12" draw:id="id12" draw:layer="layout" svg:width="4.277cm" svg:height="1.675cm" svg:x="16.434cm" svg:y="3.376cm">
            <text:p text:style-name="P30"><text:span text:style-name="T38">Síntese</text:span></text:p>
            <draw:enhanced-geometry svg:viewBox="0 0 21600 21600" draw:glue-points="10800 0 0 10800 10800 21600 21600 10800" draw:type="flowchart-process" draw:enhanced-path="M 0 0 L 21600 0 21600 21600 0 21600 0 0 Z N"/>
          </draw:custom-shape>
          <draw:custom-shape draw:style-name="gr60" draw:text-style-name="P30" xml:id="id13" draw:id="id13" draw:layer="layout" svg:width="7.013cm" svg:height="1.773cm" svg:x="15.072cm" svg:y="6.1cm">
            <text:p text:style-name="P30"><text:span text:style-name="T38">Otimização Lógica</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32" draw:text-style-name="P29" xml:id="id18" draw:id="id18" draw:layer="layout" svg:x1="18.573cm" svg:y1="5.051cm" svg:x2="18.579cm" svg:y2="6.1cm" draw:start-shape="id12" draw:start-glue-point="6" draw:end-shape="id13" draw:end-glue-point="4" svg:d="m18573 5051v524h6v525">
            <text:p/>
          </draw:connector>
          <draw:custom-shape draw:style-name="gr60" draw:text-style-name="P30" xml:id="id14" draw:id="id14" draw:layer="layout" svg:width="5.832cm" svg:height="2.094cm" svg:x="15.662cm" svg:y="11.473cm">
            <text:p text:style-name="P30"><text:span text:style-name="T38">Posicionament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60" draw:text-style-name="P30" xml:id="id16" draw:id="id16" draw:layer="layout" svg:width="6.221cm" svg:height="1.536cm" svg:x="15.468cm" svg:y="17.336cm">
            <text:p text:style-name="P30"><text:span text:style-name="T38">Roteamento</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60" draw:text-style-name="P30" xml:id="id15" draw:id="id15" draw:layer="layout" svg:width="8.926cm" svg:height="1.536cm" svg:x="14.096cm" svg:y="14.683cm">
            <text:p text:style-name="P30"><text:span text:style-name="T38">Síntese da Árvore de Clock</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32" draw:text-style-name="P29" draw:layer="layout" svg:x1="18.579cm" svg:y1="7.873cm" svg:x2="18.578cm" svg:y2="11.473cm" draw:start-shape="id13" draw:start-glue-point="6" draw:end-shape="id14" draw:end-glue-point="4" svg:d="m18579 7873v1800h-1v1800">
            <text:p/>
          </draw:connector>
          <draw:connector draw:style-name="gr32" draw:text-style-name="P29" xml:id="id20" draw:id="id20" draw:layer="layout" svg:x1="18.578cm" svg:y1="13.567cm" svg:x2="18.559cm" svg:y2="14.683cm" draw:start-shape="id14" draw:start-glue-point="6" draw:end-shape="id15" draw:end-glue-point="4" svg:d="m18578 13567v559h-19v557">
            <text:p/>
          </draw:connector>
          <draw:connector draw:style-name="gr32" draw:text-style-name="P29" xml:id="id21" draw:id="id21" draw:layer="layout" svg:x1="18.559cm" svg:y1="16.219cm" svg:x2="18.579cm" svg:y2="17.336cm" draw:start-shape="id15" draw:start-glue-point="6" draw:end-shape="id16" draw:end-glue-point="4" svg:d="m18559 16219v559h20v558">
            <text:p/>
          </draw:connector>
          <draw:frame draw:style-name="gr131" draw:text-style-name="P31" draw:layer="layout" svg:width="4.4cm" svg:height="1.115cm" svg:x="12.5cm" svg:y="9.658cm">
            <draw:text-box>
              <text:p text:style-name="P31">Projeto Físico</text:p>
            </draw:text-box>
          </draw:frame>
          <draw:frame draw:style-name="gr132" draw:text-style-name="P31" draw:layer="layout" svg:width="4.656cm" svg:height="1.115cm" svg:x="12.451cm" svg:y="1.481cm">
            <draw:text-box>
              <text:p text:style-name="P31">Projeto Lógico</text:p>
            </draw:text-box>
          </draw:frame>
          <draw:line draw:style-name="gr32" draw:text-style-name="P1" draw:layer="layout" svg:x1="17.247cm" svg:y1="1.143cm" svg:x2="17.247cm" svg:y2="3.377cm">
            <text:p/>
          </draw:line>
          <draw:line draw:style-name="gr32" draw:text-style-name="P1" draw:layer="layout" svg:x1="19.759cm" svg:y1="1.143cm" svg:x2="19.759cm" svg:y2="3.377cm">
            <text:p/>
          </draw:line>
          <draw:frame draw:style-name="gr133" draw:text-style-name="P32" draw:layer="layout" svg:width="1.725cm" svg:height="1.115cm" svg:x="16.399cm" svg:y="0.106cm">
            <draw:text-box>
              <text:p text:style-name="P32"><text:span text:style-name="T39">RTL</text:span></text:p>
            </draw:text-box>
          </draw:frame>
          <draw:frame draw:style-name="gr134" draw:text-style-name="P33" draw:layer="layout" svg:width="3.408cm" svg:height="1.115cm" svg:x="18.213cm" svg:y="0.106cm">
            <draw:text-box>
              <text:p text:style-name="P33"><text:span text:style-name="T40">Restrições</text:span></text:p>
            </draw:text-box>
          </draw:frame>
          <draw:custom-shape draw:style-name="gr135" draw:text-style-name="P34" xml:id="id17" draw:id="id17" draw:layer="layout" svg:width="4.607cm" svg:height="3.894cm" svg:x="1.562cm" svg:y="7.145cm">
            <text:p text:style-name="P34"><text:span text:style-name="T34">Análise de </text:span><text:span text:style-name="T41">Timing </text:span><text:span text:style-name="T42">Estática</text:span></text:p>
            <draw:enhanced-geometry svg:viewBox="0 0 21600 21600" draw:type="rectangle" draw:enhanced-path="M 0 0 L 21600 0 21600 21600 0 21600 0 0 Z N"/>
          </draw:custom-shape>
          <draw:connector draw:style-name="gr32" draw:text-style-name="P1" draw:layer="layout" draw:type="curve" svg:x1="6.169cm" svg:y1="9.092cm" svg:x2="18.576cm" svg:y2="5.575cm" draw:start-shape="id17" draw:start-glue-point="1" draw:end-shape="id18" draw:end-glue-point="0" svg:d="m6169 9092c9195 0 2992-3517 12407-3517">
            <text:p/>
          </draw:connector>
          <draw:connector draw:style-name="gr32" draw:text-style-name="P1" draw:layer="layout" draw:type="curve" svg:x1="6.169cm" svg:y1="9.092cm" svg:x2="18.595cm" svg:y2="8.681cm" draw:start-shape="id17" draw:start-glue-point="1" draw:end-shape="id19" draw:end-glue-point="6" svg:d="m6169 9092c4906 0 4088 45 5968 130s6458 210 6458-541">
            <text:p/>
          </draw:connector>
          <draw:connector draw:style-name="gr32" draw:text-style-name="P1" draw:layer="layout" draw:type="curve" svg:x1="6.169cm" svg:y1="9.092cm" svg:x2="18.568cm" svg:y2="14.126cm" draw:start-shape="id17" draw:start-glue-point="1" draw:end-shape="id20" draw:end-glue-point="0" svg:d="m6169 9092c9180 0 2981 5034 12399 5034">
            <text:p/>
          </draw:connector>
          <draw:connector draw:style-name="gr32" draw:text-style-name="P1" draw:layer="layout" draw:type="curve" svg:x1="6.169cm" svg:y1="9.092cm" svg:x2="18.569cm" svg:y2="16.778cm" draw:start-shape="id17" draw:start-glue-point="1" draw:end-shape="id21" draw:end-glue-point="0" svg:d="m6169 9092c9195 0 2995 7686 12400 7686">
            <text:p/>
          </draw:connector>
          <draw:connector draw:style-name="gr32" draw:text-style-name="P1" xml:id="id22" draw:id="id22" draw:layer="layout" svg:x1="18.579cm" svg:y1="18.872cm" svg:x2="18.565cm" svg:y2="21.39cm" draw:start-shape="id16" draw:start-glue-point="6" svg:d="m18579 18872v1510h-14v1008">
            <text:p/>
          </draw:connector>
          <draw:connector draw:style-name="gr32" draw:text-style-name="P1" draw:layer="layout" draw:type="curve" svg:x1="6.169cm" svg:y1="9.092cm" svg:x2="18.572cm" svg:y2="20.382cm" draw:start-shape="id17" draw:start-glue-point="1" draw:end-shape="id22" draw:end-glue-point="0" svg:d="m6169 9092c9184 0 2983 11290 12403 11290">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1H37M49S</meta:editing-duration>
    <meta:editing-cycles>32</meta:editing-cycles>
    <meta:generator>LibreOffice/3.6$Linux_X86_64 LibreOffice_project/360m1$Build-2</meta:generator>
    <dc:date>2013-10-30T10:15:56</dc:date>
    <meta:document-statistic meta:object-count="632"/>
  </office:meta>
</office:document-meta>
</file>

<file path=Object 2/content.xml><?xml version="1.0" encoding="utf-8"?>
<math xmlns="http://www.w3.org/1998/Math/MathML">
  <semantics>
    <mrow>
      <mi mathvariant="italic">fall</mi>
      <msub>
        <mi mathvariant="italic">delay</mi>
        <mrow>
          <mrow>
            <mi>a</mi>
            <mo stretchy="false">→</mo>
            <mi>o</mi>
          </mrow>
        </mrow>
      </msub>
    </mrow>
    <annotation encoding="StarMath 5.0">fall delay_{a toward o}</annotation>
  </semantics>
</math>
</file>

<file path=Object 3/content.xml><?xml version="1.0" encoding="utf-8"?>
<math xmlns="http://www.w3.org/1998/Math/MathML">
  <semantics>
    <mrow>
      <mi mathvariant="italic">fall</mi>
      <msub>
        <mi mathvariant="italic">slew</mi>
        <mi>a</mi>
      </msub>
    </mrow>
    <annotation encoding="StarMath 5.0">fall slew_
a</annotation>
  </semantics>
</math>
</file>

<file path=Object 4/content.xml><?xml version="1.0" encoding="utf-8"?>
<math xmlns="http://www.w3.org/1998/Math/MathML">
  <semantics>
    <mrow>
      <mi mathvariant="italic">rise</mi>
      <msub>
        <mi mathvariant="italic">slew</mi>
        <mrow>
          <mrow>
            <mi>a</mi>
            <mo stretchy="false">→</mo>
            <mi>o</mi>
          </mrow>
        </mrow>
      </msub>
    </mrow>
    <annotation encoding="StarMath 5.0">rise slew_{a toward o}</annotation>
  </semantics>
</math>
</file>